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4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6.89mm"/>
    </style:style>
    <style:style style:name="co4" style:family="table-column">
      <style:table-column-properties fo:break-before="auto" style:column-width="46.27mm"/>
    </style:style>
    <style:style style:name="co5" style:family="table-column">
      <style:table-column-properties fo:break-before="auto" style:column-width="46.69mm"/>
    </style:style>
    <style:style style:name="co6" style:family="table-column">
      <style:table-column-properties fo:break-before="auto" style:column-width="52.63mm"/>
    </style:style>
    <style:style style:name="co7" style:family="table-column">
      <style:table-column-properties fo:break-before="auto" style:column-width="22.28mm"/>
    </style:style>
    <style:style style:name="co8" style:family="table-column">
      <style:table-column-properties fo:break-before="auto" style:column-width="38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ff99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cc00"/>
    </style:style>
    <style:style style:name="ce5" style:family="table-cell" style:parent-style-name="Default">
      <style:table-cell-properties fo:background-color="#ffcc00" fo:border="0.06pt solid #000000"/>
    </style:style>
    <style:style style:name="ce6" style:family="table-cell" style:parent-style-name="Default">
      <style:table-cell-properties fo:background-color="#ff6600"/>
    </style:style>
    <style:style style:name="ce7" style:family="table-cell" style:parent-style-name="Default">
      <style:table-cell-properties fo:background-color="#ff6600" fo:border="0.06pt solid #000000"/>
    </style:style>
    <style:style style:name="ce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m68k_list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2" office:value-type="string" calcext:value-type="string">
            <text:p>ASM/C</text:p>
          </table:table-cell>
          <table:table-cell table:style-name="ce4" office:value-type="string" calcext:value-type="string">
            <text:p>C</text:p>
          </table:table-cell>
          <table:table-cell table:style-name="ce6" office:value-type="string" calcext:value-type="string">
            <text:p>NW (NOT WORKING)</text:p>
          </table:table-cell>
          <table:table-cell/>
          <table:table-cell table:style-name="ce8"/>
        </table:table-row>
        <table:table-row table:style-name="ro1">
          <table:table-cell/>
          <table:table-cell table:style-name="Default" table:number-columns-repeated="5"/>
          <table:table-cell/>
          <table:table-cell table:style-name="ce8"/>
        </table:table-row>
        <table:table-row table:style-name="ro1">
          <table:table-cell/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HARDWARE</text:p>
          </table:table-cell>
          <table:table-cell/>
          <table:table-cell table:style-name="ce8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1000 Miglia: Great 1000 Miles Rally (94/05/1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Kaneko16</text:p>
          </table:table-cell>
          <table:table-cell/>
          <table:table-cell table:style-name="ce8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1000 Miglia: Great 1000 Miles Rally (94/05/2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Kaneko16</text:p>
          </table:table-cell>
          <table:table-cell/>
          <table:table-cell table:style-name="ce8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1000 Miglia: Great 1000 Miles Rally (94/06/1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Kaneko16</text:p>
          </table:table-cell>
          <table:table-cell/>
          <table:table-cell table:style-name="ce8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1000 Miglia: Great 1000 Miles Rally (94/07/18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Kaneko16</text:p>
          </table:table-cell>
          <table:table-cell/>
          <table:table-cell table:style-name="ce8"/>
        </table:table-row>
        <table:table-row table:style-name="ro1" table:visibility="filter">
          <table:table-cell table:number-columns-repeated="2"/>
          <table:table-cell office:value-type="string" calcext:value-type="string">
            <text:p>1945k III (newer, OPCX2 PC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Oriental Soft</text:p>
          </table:table-cell>
          <table:table-cell office:value-type="string" calcext:value-type="string">
            <text:p>Miscellaneous</text:p>
          </table:table-cell>
          <table:table-cell/>
          <table:table-cell table:style-name="ce8"/>
        </table:table-row>
        <table:table-row table:style-name="ro1" table:visibility="filter">
          <table:table-cell table:number-columns-repeated="2"/>
          <table:table-cell office:value-type="string" calcext:value-type="string">
            <text:p>1945k III (older, OPCX1 PC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Oriental Soft</text:p>
          </table:table-cell>
          <table:table-cell office:value-type="string" calcext:value-type="string">
            <text:p>Miscellaneous</text:p>
          </table:table-cell>
          <table:table-cell/>
          <table:table-cell table:style-name="ce8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1945 Part 2 (Chinese hack of Battle Garag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hack</text:p>
          </table:table-cell>
          <table:table-cell office:value-type="string" calcext:value-type="string">
            <text:p>Toaplan GP9001 based</text:p>
          </table:table-cell>
          <table:table-cell/>
          <table:table-cell table:style-name="ce8"/>
        </table:table-row>
        <table:table-row table:style-name="ro1" table:visibility="filter">
          <table:table-cell table:number-columns-repeated="2"/>
          <table:table-cell office:value-type="string" calcext:value-type="string">
            <text:p>64th. Street - A Detective Story (Japan, alt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/>
          <table:table-cell table:style-name="ce8"/>
        </table:table-row>
        <table:table-row table:style-name="ro1" table:visibility="filter">
          <table:table-cell table:number-columns-repeated="2"/>
          <table:table-cell office:value-type="string" calcext:value-type="string">
            <text:p>64th. Street - A Detective Story (Japan,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64th. Street - A Detective Story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7 Ordi (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un Su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'96 Flag Rally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C</text:p>
          </table:table-cell>
          <table:table-cell office:value-type="string" calcext:value-type="string">
            <text:p>Ace Attacker (FD1094 317-0059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crobat Mission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UPL (Taito license)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ero Fighters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ideo System Co.</text:p>
          </table:table-cell>
          <table:table-cell office:value-type="string" calcext:value-type="string">
            <text:p>Video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ero Fighters (Turbo Force hardware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ideo System Co.</text:p>
          </table:table-cell>
          <table:table-cell office:value-type="string" calcext:value-type="string">
            <text:p>Video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ero Fighters (Turbo Force hardware 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ideo System Co.</text:p>
          </table:table-cell>
          <table:table-cell office:value-type="string" calcext:value-type="string">
            <text:p>Video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gress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al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gress (English 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al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h Eikou no Koshien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ir Attack (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mad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ir Attack (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mad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ir Gallet (Europ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Gazell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ir Gallet (Hong Kon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Gazell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ir Gallet (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Gazell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ir Gallet (older, Europ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Gazell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ir Gallet (older, Hong Kon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Gazell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ir Gallet (older, 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Gazell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ir Gallet (older, Taiw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Gazell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ir Gallet (older, US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Gazell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ir Gallet (Taiw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Gazell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ir Gallet (US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Gazell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kuu Gallet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Gazell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kuu Gallet (older, 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Gazell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lien Challenge (China)\0</text:p>
          </table:table-cell>
          <table:table-cell office:value-type="string" calcext:value-type="string">
            <text:p>Imperfect sound</text:p>
          </table:table-cell>
          <table:table-cell office:value-type="string" calcext:value-type="string">
            <text:p>IGS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lien Challenge (World)\0</text:p>
          </table:table-cell>
          <table:table-cell office:value-type="string" calcext:value-type="string">
            <text:p>Imperfect sound</text:p>
          </table:table-cell>
          <table:table-cell office:value-type="string" calcext:value-type="string">
            <text:p>IGS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C</text:p>
          </table:table-cell>
          <table:table-cell office:value-type="string" calcext:value-type="string">
            <text:p>Alien Storm (set 1, Japan Rev B, 2 Players, FD1094 317-014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lien Storm (set 1, Japan Rev B, 2 Players, FD1094 317-0146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C</text:p>
          </table:table-cell>
          <table:table-cell office:value-type="string" calcext:value-type="string">
            <text:p>Alien Storm (set 2, US, 3 Players, FD1094 317-0147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lien Storm (set 2, US, 3 Players, FD1094 317-0147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C</text:p>
          </table:table-cell>
          <table:table-cell office:value-type="string" calcext:value-type="string">
            <text:p>Alien Storm (set 3, World, 3 Players, FD1094 317-0148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lien Storm (set 3, World, 3 Players, FD1094 317-0148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C</text:p>
          </table:table-cell>
          <table:table-cell office:value-type="string" calcext:value-type="string">
            <text:p>Alien Storm (set 4, World, 2 Players, FD1094 317-0154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lien Syndrome (set 3, System 16B, FD1089A 317-003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lien Syndrome (set 4, System 16B, unprotec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lien Syndrome (set 6, Japan, new, System 16B, FD1089A 317-003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lien Syndrome (set 7, System 16B, MC-8123B 317-00xx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lligator Hunt\0</text:p>
          </table:table-cell>
          <table:table-cell office:value-type="string" calcext:value-type="string">
            <text:p>Play the unprotected clone, instead!</text:p>
          </table:table-cell>
          <table:table-cell office:value-type="string" calcext:value-type="string">
            <text:p>Gael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lligator Hunt (unprotec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Gael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ltered Beast (Datsu bootleg)\0</text:p>
          </table:table-cell>
          <table:table-cell office:value-type="string" calcext:value-type="string">
            <text:p>no Sound</text:p>
          </table:table-cell>
          <table:table-cell office:value-type="string" calcext:value-type="string">
            <text:p>bootleg (Datsu)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ltered Beast (set 2, MC-8123B 317-006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ltered Beast (set 4, MC-8123B 317-006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ltered Beast (set 5, FD1094 317-0069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ltered Beast (set 5, FD1094 317-0069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ltered Beast (set 6, 8751 317-007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ltered Beast (set 8, 8751 317-0078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quajack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quajack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quajack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quarium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xcellent Syste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quarium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xcellent Syste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rbalester\0</text:p>
          </table:table-cell>
          <table:table-cell office:value-type="string" calcext:value-type="string">
            <text:p>Imperfect inputs</text:p>
          </table:table-cell>
          <table:table-cell table:number-columns-repeated="2"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rcadia (NMK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MK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rmed Formation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ichibutsu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rmed Formation (Fillmore licens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ichibutsu (Fillmore license)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Armed Police Batrider - A Version (Hong Kong) (Mon Dec 22 1997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aizing / 8ing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Armed Police Batrider - A Version (Japan) (Mon Dec 22 1997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aizing / 8ing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Armed Police Batrider - A Version (Taiwan) (Mon Dec 22 1997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aizing / 8ing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Armed Police Batrider - B Version (Japan) (Fri Feb 13 1998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aizing / 8ing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Armed Police Batrider (China) (Fri Feb 13 1998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aizing / 8ing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Armed Police Batrider (Europe) (Fri Feb 13 1998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aizing / 8ing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Armed Police Batrider (Korea) (Fri Feb 13 1998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aizing / 8ing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Armed Police Batrider (U.S.A.) (Fri Feb 13 1998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aizing / 8ing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shita no Joe (Japan)\0</text:p>
          </table:table-cell>
          <table:table-cell office:value-type="string" calcext:value-type="string">
            <text:p>Incomplete sound</text:p>
          </table:table-cell>
          <table:table-cell office:value-type="string" calcext:value-type="string">
            <text:p>Taito Corporation / Wave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shura Blaster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shura Blaster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shura Blaster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sterix (ver AA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sterix (ver EA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sterix (ver EAC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sterix (ver EA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sterix (ver JA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8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suka &amp; Asuka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suka &amp; Asuka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sura Blade - Sword of Dynasty (Japan)\0</text:p>
          </table:table-cell>
          <table:table-cell office:value-type="string" calcext:value-type="string">
            <text:p>Imperfect GFX</text:p>
          </table:table-cell>
          <table:table-cell office:value-type="string" calcext:value-type="string">
            <text:p>Fuuki</text:p>
          </table:table-cell>
          <table:table-cell office:value-type="string" calcext:value-type="string">
            <text:p>FG-3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sura Buster - Eternal Warriors (Japan)\0</text:p>
          </table:table-cell>
          <table:table-cell office:value-type="string" calcext:value-type="string">
            <text:p>Imperfect SND, freezes on first boss</text:p>
          </table:table-cell>
          <table:table-cell office:value-type="string" calcext:value-type="string">
            <text:p>Fuuki</text:p>
          </table:table-cell>
          <table:table-cell office:value-type="string" calcext:value-type="string">
            <text:p>FG-3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sura Buster - Eternal Warriors (Japan) (ARCADIA review build)\0</text:p>
          </table:table-cell>
          <table:table-cell office:value-type="string" calcext:value-type="string">
            <text:p>Imperfect SND, freezes on first boss</text:p>
          </table:table-cell>
          <table:table-cell office:value-type="string" calcext:value-type="string">
            <text:p>Fuuki</text:p>
          </table:table-cell>
          <table:table-cell office:value-type="string" calcext:value-type="string">
            <text:p>FG-3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thena no Hatena ?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hena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tomic Point (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hilco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urail (set 1, Japan, FD1089A 317-0167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 / Westone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urail (set 1, Japan, FD1089A 317-0167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 / Westone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urail (set 2, World, FD1089B 317-0168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 / Westone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urail (set 2, World, FD1089B 317-0168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 / Westone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Aurail (set 3, US, unprotec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 / Westone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venging Spirit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ztarac\0</text:p>
          </table:table-cell>
          <table:table-cell office:value-type="string" calcext:value-type="string">
            <text:p>Vector graphics</text:p>
          </table:table-cell>
          <table:table-cell office:value-type="string" calcext:value-type="string">
            <text:p>Centuri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ack Street Soccer\0</text:p>
          </table:table-cell>
          <table:table-cell office:value-type="string" calcext:value-type="string">
            <text:p>graphics issues?</text:p>
          </table:table-cell>
          <table:table-cell office:value-type="string" calcext:value-type="string">
            <text:p>SunA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Bad Dudes vs. Dragonninja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USA</text:p>
          </table:table-cell>
          <table:table-cell office:value-type="string" calcext:value-type="string">
            <text:p>DEC0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Bakuretsu Breaker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Kaneko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Ball Boy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Kaneko Pandora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alloon Brothers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ast Technology</text:p>
          </table:table-cell>
          <table:table-cell office:value-type="string" calcext:value-type="string">
            <text:p>Taito-X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ang!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Gael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Batsugun (Korean PC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Dual Toaplan GP9001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Batsugun (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Dual Toaplan GP9001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Batsugun (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Dual Toaplan GP9001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Batsugun (Special Ver.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Dual Toaplan GP9001 based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Battle Bakraid (Japan) (Wed Apr 7 1999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ighting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Battle Bakraid - Unlimited Version (China) (Tue Jun 8 1999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ighting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Battle Bakraid - Unlimited Version (Japan) (Tue Jun 8 1999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ighting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Battle Bakraid - Unlimited Version (U.S.A.) (Tue Jun 8 1999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ighting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Battle Garegga (Austria / Hong Kong) (Sat Feb 3 199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aizing / 8ing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Battle Garegga (Europe / USA / Japan / Asia) (Sat Feb 3 199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aizing / 8ing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Battle Garegga - New Version (Austria / Hong Kong) (Sat Mar 2 199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aizing / 8ing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Battle Garegga (Taiwan / Germany) (Thu Feb 1 199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aizing / 8ing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Battle Garegga - Type 2 (Denmark / China) (Tue Apr 2 199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aizing / 8ing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Battle Garegga - Type 2 (Europe / USA / Japan / Asia) (Sat Mar 2 199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aizing / 8ing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Battle Garegga Zakk version (Europe / USA / Japan / Asia) (Sat Feb 3 199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aizing / 8ing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attle K-Road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sikyo</text:p>
          </table:table-cell>
          <table:table-cell office:value-type="string" calcext:value-type="string">
            <text:p>Psikyo 68EC020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attle K-Road (Korean PC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sikyo</text:p>
          </table:table-cell>
          <table:table-cell office:value-type="string" calcext:value-type="string">
            <text:p>Psikyo 68EC020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attle Shark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attle Shark (Japan, Joystick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attle Shark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attle Shark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ay Route (set 1, US, unprotected)\0</text:p>
          </table:table-cell>
          <table:table-cell office:value-type="string" calcext:value-type="string">
            <text:p>No Sound, Missing Z80 Program ROM</text:p>
          </table:table-cell>
          <table:table-cell office:value-type="string" calcext:value-type="string">
            <text:p>Sunsoft / 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ay Route (set 2, Japan, FD1094 317-0115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unsoft / 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ay Route (set 2, Japan, FD1094 317-0115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unsoft / 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ay Route (set 3, World, FD1094 317-011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unsoft / 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ay Route (set 3, World, FD1094 317-0116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unsoft / 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.C. Kid / Bonk's Adventure / Kyukyoku!! PC Genjin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Kaneko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.C. Story (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mi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.C. Story (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mi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east Busters (Japan, Version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NK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east Busters (US, Version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NK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east Busters (US, Version 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NK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east Busters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NK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Bells &amp; Whistles (Asia, version M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0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Bells &amp; Whistles (World, version L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0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est Of Best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unA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estri (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F2 Syste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ig Bang (9th Nov. 199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MK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ig Karnak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Gael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ig Striker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ig Twin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laymark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iomechanical Toy (Ver. 1.0.1884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Gael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iomechanical Toy (Ver. 1.0.1885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Gael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ionic Commando (Euro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ionic Commandos (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ionic Commando (US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ionic Commando (US 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io-ship Paladin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UPL (American Sammy license)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Birdie Try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0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ishi Bashi Championship Mini Game Senshuken (ver JAA, 3 Players)\0</text:p>
          </table:table-cell>
          <table:table-cell office:value-type="string" calcext:value-type="string">
            <text:p>Imperfect gfx (one gfx rom bad, bad priorities)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ack Heart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UPL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ack Heart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UPL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Black Panther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604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andia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lumer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andia (prototyp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lumer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aze On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lus</text:p>
          </table:table-cell>
          <table:table-cell office:value-type="string" calcext:value-type="string">
            <text:p>Kaneko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ock Carnival / Thunder &amp; Lightning 2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isco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ock Out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hnos <text:s/>California Dreams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ock Out (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hnos <text:s/>California Dreams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ock Out (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hnos <text:s/>California Dreams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omby Car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BM &amp; Gecas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omby Car (not en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BM &amp; Gecas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ood Bros. (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ood Bros. (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ood Bros. (set 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ood Warrior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Kaneko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C</text:p>
          </table:table-cell>
          <table:table-cell office:value-type="string" calcext:value-type="string">
            <text:p>Bloxeed (Japan, FD1094 317-0139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Bloxeed (Japan, FD1094 317-0139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C</text:p>
          </table:table-cell>
          <table:table-cell office:value-type="string" calcext:value-type="string">
            <text:p>Bloxeed (System 16B, PS2 data fil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ue Hawk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ooyo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ue Hawk (NTC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ooyong (NTC license)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ombjack Twin (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MK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ombjack Twin (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MK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omb Kick (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un Sung</text:p>
          </table:table-cell>
          <table:table-cell office:value-type="string" calcext:value-type="string">
            <text:p>Yun Sung 16 Bit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omb Kick (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un Sung</text:p>
          </table:table-cell>
          <table:table-cell office:value-type="string" calcext:value-type="string">
            <text:p>Yun Sung 16 Bit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onze Adventure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onze Adventure (World, Newer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onze Adventure (World, Older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onze Adventure (World, prototyp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ooby Kids (Italian manufactured graphic hack / bootleg of Kid no Hore Hore Daisakusen (bootleg)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Boogie Wings (Asia v1.5, 92.12.07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Boogie Wings (Euro v1.5, 92.12.07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Boogie Wings (USA v1.7, 92.12.14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Boulder Dash / Boulder Dash Part 2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 (licensed from First Star)</text:p>
          </table:table-cell>
          <table:table-cell office:value-type="string" calcext:value-type="string">
            <text:p>DEC0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Boulder Dash / Boulder Dash Part 2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 (licensed from First Star)</text:p>
          </table:table-cell>
          <table:table-cell office:value-type="string" calcext:value-type="string">
            <text:p>DEC0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ouncing Balls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ma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ouncing Balls (Adult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ma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.Rap Boys Special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Kaneko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.Rap Boys Special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Kaneko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.Rap Boys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Kaneko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ubble 2000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fega (Tuning license)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Bucky O'Hare (ver AA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173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Bucky O'Hare (ver 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173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Bucky O'Hare (ver EA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173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Bucky O'Hare (ver UA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173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C</text:p>
          </table:table-cell>
          <table:table-cell office:value-type="string" calcext:value-type="string">
            <text:p>Bullet (FD1094 317-004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Bullet (FD1094 317-0041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urglar X\0</text:p>
          </table:table-cell>
          <table:table-cell office:value-type="string" calcext:value-type="string">
            <text:p><text:s/>NULL</text:p>
          </table:table-cell>
          <table:table-cell table:number-columns-repeated="2" office:value-type="string" calcext:value-type="string">
            <text:p>Unico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abal (korea?, Joystick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D Corporation (Alpha Trading license)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abal (UK, Trackball)\0</text:p>
          </table:table-cell>
          <table:table-cell office:value-type="string" calcext:value-type="string">
            <text:p>Needs Trackball Support</text:p>
          </table:table-cell>
          <table:table-cell office:value-type="string" calcext:value-type="string">
            <text:p>TAD Corporation (Electrocoin license)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abal (US set 1, Trackball)\0</text:p>
          </table:table-cell>
          <table:table-cell office:value-type="string" calcext:value-type="string">
            <text:p>Needs Trackball Support</text:p>
          </table:table-cell>
          <table:table-cell office:value-type="string" calcext:value-type="string">
            <text:p>TAD Corporation (Fabtek license)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abal (US set 2, Trackball)\0</text:p>
          </table:table-cell>
          <table:table-cell office:value-type="string" calcext:value-type="string">
            <text:p>Needs Trackball Support</text:p>
          </table:table-cell>
          <table:table-cell office:value-type="string" calcext:value-type="string">
            <text:p>TAD Corporation (Fabtek license)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abal (World, Joystick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D Corporatio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actus (bootleg of Saboten Bomber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adash (Franc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adash (Germany, version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adash (Italy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adash (Japan, oldest versio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adash (Japan, version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adash (Japan, version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adash (US, version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adash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adash (World, prototyp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aliber 50\0</text:p>
          </table:table-cell>
          <table:table-cell office:value-type="string" calcext:value-type="string">
            <text:p>No sound, imperfect inputs</text:p>
          </table:table-cell>
          <table:table-cell office:value-type="string" calcext:value-type="string">
            <text:p>Athena / Seta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ameltry (Japan, YM261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ameltry (US, YM2203 <text:s/>M6295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ameltry (US, YM261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ameltry (World, YM2203 <text:s/>M6295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att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Wintechno</text:p>
          </table:table-cell>
          <table:table-cell office:value-type="string" calcext:value-type="string">
            <text:p>LINDA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Caveman Ninja (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Caveman Ninja (US ver 4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Caveman Ninja (World ver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Caveman Ninja (World ver 4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Center Court (World, 4 Players, prototype, MC-8123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hase H.Q.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hase H.Q. (Japan UP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hase H.Q.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hase H.Q.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helnov - Atomic Runner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helnov - Atomic Runner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USA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helnov - Atomic Runner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himera Beast (prototyp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China Town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hoky! Choky!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mi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houji Meikyuu Legion (Japan ver 1.05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ichibutsu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houji Meikyuu Legion (Japan ver 1.05, 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ichibutsu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hulgyeok D-Day (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ooyo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City Bomber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787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City Bomber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787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C</text:p>
          </table:table-cell>
          <table:table-cell office:value-type="string" calcext:value-type="string">
            <text:p>Clutch Hitter (set 1, Japan, FD1094 317-0175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Clutch Hitter (set 1, Japan, FD1094 317-0175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C</text:p>
          </table:table-cell>
          <table:table-cell office:value-type="string" calcext:value-type="string">
            <text:p>Clutch Hitter (set 2, US, FD1094 317-017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Clutch Hitter (set 2, US, FD1094 317-0176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Come Back Toto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oftClub</text:p>
          </table:table-cell>
          <table:table-cell office:value-type="string" calcext:value-type="string">
            <text:p>Kaneko Pandora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ontinental Circus (Japan)\0</text:p>
          </table:table-cell>
          <table:table-cell office:value-type="string" calcext:value-type="string">
            <text:p>3D Effect cannot be disabled, use World romset instead!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ontinental Circus (US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ontinental Circus (US set 2)\0</text:p>
          </table:table-cell>
          <table:table-cell office:value-type="string" calcext:value-type="string">
            <text:p>3D Effect cannot be disabled, use US Set 1 instead!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ontinental Circus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Cookie &amp; Bibi 2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miCom</text:p>
          </table:table-cell>
          <table:table-cell office:value-type="string" calcext:value-type="string">
            <text:p>Kaneko Pandora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Cookie &amp; Bibi 3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miCom</text:p>
          </table:table-cell>
          <table:table-cell office:value-type="string" calcext:value-type="string">
            <text:p>Kaneko Pandora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ookie &amp; Bibi (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mi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ookie &amp; Bibi (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mi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otton (set 1, Japan, Rev A, FD1094 317-0179a)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uccess / 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otton (set 1, Japan, Rev A, FD1094 317-0179a decrypted)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uccess / 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otton (set 2, Japan, Rev B, FD1094 317-0179b)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uccess / 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otton (set 2, Japan, Rev B, FD1094 317-0179b decrypted)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uccess / 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otton (set 2, US, FD1094 317-018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uccess / 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otton (set 2, US, FD1094 317-0180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uccess / 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otton (set 3, World, FD1094 317-0181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uccess / 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otton (set 3, World, FD1094 317-0181a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uccess / 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rayon Shinchan Orato Asobo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razy Climber 2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ichibutsu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razy Climber 2 (Japan, Harder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ichibutsu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razy Fight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ubsino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rime City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rime City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rime City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Croquis (Germany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eniam</text:p>
          </table:table-cell>
          <table:table-cell office:value-type="string" calcext:value-type="string">
            <text:p>Deniam-16b Hardware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ross Pang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F2 Syste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Crude Buster (Japan FR revision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Crude Buster (World FU versio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Crude Buster (World FX version)\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rusher Makochan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kumi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Cue Brick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903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Cue Brick (World, version 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903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ybattler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yber Tank (v1.4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relan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aioh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hena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aioh (93111A PCB conversio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hena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aioh (earlier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hena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aioh (prototyp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hena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aisenpu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X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angun Feveron (Japan, ver. 98/09/17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ave / Nihon System inc.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arius (Extra)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arius II (dual screen)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arius II (dual screen) (Japan old versio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arius II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arius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arius (Japan old versio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arius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arius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ark Adventure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687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ark Seal 2 (Japan v2.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ark Seal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ark Seal (World revision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ark Seal (World revision 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ate Quiz Go Go (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mi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atsugoku - Prisoners of War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NK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-Con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C</text:p>
          </table:table-cell>
          <table:table-cell office:value-type="string" calcext:value-type="string">
            <text:p>D. D. Crew (set 1, World, 4 Players, FD1094 317-?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. D. Crew (set 1, World, 4 Players, FD1094 317-?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C</text:p>
          </table:table-cell>
          <table:table-cell office:value-type="string" calcext:value-type="string">
            <text:p>D. D. Crew (set 2, World, 2 Players, FD1094 317-0184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. D. Crew (set 2, World, 2 Players, FD1094 317-0184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C</text:p>
          </table:table-cell>
          <table:table-cell office:value-type="string" calcext:value-type="string">
            <text:p>D. D. Crew (set 3, US, 4 Players, FD1094 317-018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. D. Crew (set 3, US, 4 Players, FD1094 317-0186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C</text:p>
          </table:table-cell>
          <table:table-cell office:value-type="string" calcext:value-type="string">
            <text:p>D. D. Crew (set 4, World, 3 Players, FD1094 317-019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. D. Crew (set 4, World, 3 Players, FD1094 317-0190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C</text:p>
          </table:table-cell>
          <table:table-cell office:value-type="string" calcext:value-type="string">
            <text:p>D. D. Crew (set 5, Japan, 4 Players, FD1094 317-0185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. D. Crew (set 5, Japan, 4 Players, FD1094 317-0185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C</text:p>
          </table:table-cell>
          <table:table-cell office:value-type="string" calcext:value-type="string">
            <text:p>D. D. Crew (set 6, Japan, 2 Players, FD1094 317-018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. D. Crew (set 6, Japan, 2 Players, FD1094 317-0182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ead Connection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ead Connection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eath Brade (Japan ver JM-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eer Hunting USA V1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ammy USA Corporation</text:p>
          </table:table-cell>
          <table:table-cell office:value-type="string" calcext:value-type="string">
            <text:p>Newer 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eer Hunting USA V2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ammy USA Corporation</text:p>
          </table:table-cell>
          <table:table-cell office:value-type="string" calcext:value-type="string">
            <text:p>Newer 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eer Hunting USA V3.0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ammy USA Corporation</text:p>
          </table:table-cell>
          <table:table-cell office:value-type="string" calcext:value-type="string">
            <text:p>Newer 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eer Hunting USA V4.0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ammy USA Corporation</text:p>
          </table:table-cell>
          <table:table-cell office:value-type="string" calcext:value-type="string">
            <text:p>Newer 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eer Hunting USA V4.2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ammy USA Corporation</text:p>
          </table:table-cell>
          <table:table-cell office:value-type="string" calcext:value-type="string">
            <text:p>Newer 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eer Hunting USA V4.3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ammy USA Corporation</text:p>
          </table:table-cell>
          <table:table-cell office:value-type="string" calcext:value-type="string">
            <text:p>Newer Seta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C</text:p>
          </table:table-cell>
          <table:table-cell office:value-type="string" calcext:value-type="string">
            <text:p>Defense (System 16B, FD1089A 317-0028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eluxe 4 U (ver. 0107, 07/01/200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S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eluxe 5 (ver. 0107, 07/01/2000,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S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eluxe 5 (ver. 0107, 07/01/2000, 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S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eluxe 5 (ver. 0107, 07/01/2000, set 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S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6" office:value-type="string" calcext:value-type="string">
            <text:p>NW</text:p>
          </table:table-cell>
          <table:table-cell office:value-type="string" calcext:value-type="string">
            <text:p>Demon's World / Horror Story (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BCU-2 / FCU-2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6" office:value-type="string" calcext:value-type="string">
            <text:p>NW</text:p>
          </table:table-cell>
          <table:table-cell office:value-type="string" calcext:value-type="string">
            <text:p>Demon's World / Horror Story (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BCU-2 / FCU-2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6" office:value-type="string" calcext:value-type="string">
            <text:p>NW</text:p>
          </table:table-cell>
          <table:table-cell office:value-type="string" calcext:value-type="string">
            <text:p>Demon's World / Horror Story (set 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BCU-2 / FCU-2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6" office:value-type="string" calcext:value-type="string">
            <text:p>NW</text:p>
          </table:table-cell>
          <table:table-cell office:value-type="string" calcext:value-type="string">
            <text:p>Demon's World / Horror Story (set 4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BCU-2 / FCU-2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6" office:value-type="string" calcext:value-type="string">
            <text:p>NW</text:p>
          </table:table-cell>
          <table:table-cell office:value-type="string" calcext:value-type="string">
            <text:p>Demon's World / Horror Story (set 5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BCU-2 / FCU-2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eroon DeroDero\0</text:p>
          </table:table-cell>
          <table:table-cell office:value-type="string" calcext:value-type="string">
            <text:p>No sound</text:p>
          </table:table-cell>
          <table:table-cell office:value-type="string" calcext:value-type="string">
            <text:p>Tecm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esert Assault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esert Assault (US 4 Player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C</text:p>
          </table:table-cell>
          <table:table-cell office:value-type="string" calcext:value-type="string">
            <text:p>Desert Breaker (Japan, FD1094 317-0194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esert Breaker (Japan, FD1094 317-0194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C</text:p>
          </table:table-cell>
          <table:table-cell office:value-type="string" calcext:value-type="string">
            <text:p>Desert Breaker (World, FD1094 317-019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esert Breaker (World, FD1094 317-0196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etana!! Twin Bee (Japan ver. J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0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evil World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687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iet Go Go (Euro v1.1 1992.08.04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iet Go Go (Euro v1.1 1992.09.2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iet Go Go (Japan v1.1 1992.09.2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iet Go Go (USA v1.1 1992.09.2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ino Rex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ino Rex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ino Rex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iver Boy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lectronic Devices Italy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oDonPachi (Arrange Mode version 1.1, hack by Trap15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hack / Trap15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oDonPachi (International, master ver. 97/02/05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lus / Cav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oDonPachi (Japan, master ver. 97/02/05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lus / Cav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ogyuun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Dual Toaplan GP9001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ogyuun (Licensed to Unite Trading For 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Dual Toaplan GP9001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ogyuun (test location versio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Dual 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olmen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fega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on Doko Don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on Doko Don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on Doko Don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onPachi (Hong Kong, ver. 1.10, 95/05/17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lus / Cav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onPachi (Japan, ver. 1.01, 95/05/1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lus / Cav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onPachi (Korea, ver. 1.12, 95/05/2x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lus / Cav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onPachi (USA, ver. 1.12, 95/05/2x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lus / Cav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ouble Axle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ouble Axle (US earlier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ouble Dragon 3 - The Rosetta Stone (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ouble Dragon 3 - The Rosetta Stone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hnos Japa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ouble Dragon 3 - The Rosetta Stone (prototyp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hnos Japa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ouble Dragon 3 - The Rosetta Stone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hnos Japa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ouble Point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in Corp.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ouble Point (Dong Bang Electron, bootleg?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ong Bang Electro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ownTown / Mokugeki (Joystick Hack)\0</text:p>
          </table:table-cell>
          <table:table-cell office:value-type="string" calcext:value-type="string">
            <text:p>No sound, imperfect inputs</text:p>
          </table:table-cell>
          <table:table-cell table:number-columns-repeated="2"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ownTown / Mokugeki (prototype)\0</text:p>
          </table:table-cell>
          <table:table-cell office:value-type="string" calcext:value-type="string">
            <text:p>No sound, imperfect inputs</text:p>
          </table:table-cell>
          <table:table-cell table:number-columns-repeated="2"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ownTown / Mokugeki (Set 1)\0</text:p>
          </table:table-cell>
          <table:table-cell office:value-type="string" calcext:value-type="string">
            <text:p>No sound, imperfect inputs</text:p>
          </table:table-cell>
          <table:table-cell table:number-columns-repeated="2"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ownTown / Mokugeki (Set 2)\0</text:p>
          </table:table-cell>
          <table:table-cell office:value-type="string" calcext:value-type="string">
            <text:p>No sound, imperfect inputs</text:p>
          </table:table-cell>
          <table:table-cell table:number-columns-repeated="2"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ragonball Z 2 - Super Battle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ragonball Z (rev 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ragonball Z (rev 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ragon Bowl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ics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ragon Bowl (set 2, unencrypted program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ics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ragon Master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Unic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ragonninja (bootleg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DEC0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ragonninja (bootleg 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DEC0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ragonninja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0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ragon Unit / Castle of Dragon\0</text:p>
          </table:table-cell>
          <table:table-cell office:value-type="string" calcext:value-type="string">
            <text:p><text:s/>NULL</text:p>
          </table:table-cell>
          <table:table-cell table:number-columns-repeated="2"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rift Out (Europ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isco (Europe)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rift Out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isco (Japan)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rive Out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r. Tomy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laymark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unk Shot (FD1089 317-002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unk Shot (Rev A, FD1089 317-002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unk Shot (Rev C, FD1089 317-002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Dynamite Dux (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ynamite Dux (set 1, 8751 317-0095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C</text:p>
          </table:table-cell>
          <table:table-cell office:value-type="string" calcext:value-type="string">
            <text:p>Dynamite Dux (set 2, FD1094 317-009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ynamite Dux (set 2, FD1094 317-0096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C</text:p>
          </table:table-cell>
          <table:table-cell office:value-type="string" calcext:value-type="string">
            <text:p>Dynamite Dux (set 2, Japan, FD1094 317-0094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ynamite Dux (set 2, Japan, FD1094 317-0094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ynamite League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H System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Dynamite League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H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E.D.F. : Earth Defense Force (bootleg)\0</text:p>
          </table:table-cell>
          <table:table-cell office:value-type="string" calcext:value-type="string">
            <text:p>no sound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E.D.F. : Earth Defense Force (North Americ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E.D.F. : Earth Defense Force (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E.D.F. : Earth Defense Force (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Eight Forces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mo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Enduro Racer (bootleg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Hang-On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Enduro Racer (YM2151, FD1089B 317-0013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Hang-On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Enduro Racer (YM2203, FD1089B 317-0013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Hang-On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Enforce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Enforce (Japan, Analog Control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Enforce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ESP Ra.De. - A.D.2018 Tokyo (International, ver. 98/04/2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lus / Cav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ESP Ra.De. (Japan, ver. 98/04/14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lus / Cav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ESP Ra.De. (Japan, ver. 98/04/2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lus / Cav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E-Swat - Cyber Police (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C</text:p>
          </table:table-cell>
          <table:table-cell office:value-type="string" calcext:value-type="string">
            <text:p>E-Swat - Cyber Police (set 1, Japan, FD1094 317-013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E-Swat - Cyber Police (set 1, Japan, FD1094 317-0131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C</text:p>
          </table:table-cell>
          <table:table-cell office:value-type="string" calcext:value-type="string">
            <text:p>E-Swat - Cyber Police (set 2, Japan, FD1094 317-0128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E-Swat - Cyber Police (set 2, Japan, FD1094 317-0128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C</text:p>
          </table:table-cell>
          <table:table-cell office:value-type="string" calcext:value-type="string">
            <text:p>E-Swat - Cyber Police (set 3, US, FD1094 317-0129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E-Swat - Cyber Police (set 3, US, FD1094 317-0129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C</text:p>
          </table:table-cell>
          <table:table-cell office:value-type="string" calcext:value-type="string">
            <text:p>E-Swat - Cyber Police (set 4, World, FD1094 317-013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E-Swat - Cyber Police (set 4, World, FD1094 317-0130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Euro Champ '92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Excelsior (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laymark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Excelsior (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laymark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C</text:p>
          </table:table-cell>
          <table:table-cell office:value-type="string" calcext:value-type="string">
            <text:p>Excite League (FD1094 317-0079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Excite League (FD1094 317-0079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Explosive Breaker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Kaneko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Extreme Downhill (v1.5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ammy Industries Japan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-1 Dream\0</text:p>
          </table:table-cell>
          <table:table-cell office:value-type="string" calcext:value-type="string">
            <text:p>Game is bugged, use the bootleg instead.</text:p>
          </table:table-cell>
          <table:table-cell office:value-type="string" calcext:value-type="string">
            <text:p>Capcom (Romstar license)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-1 Dream (bootleg,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-1 Dream (bootleg, 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-1 Grand Prix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ideo System Co.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-1 Grand Prix Part II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ideo System Co.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-1 Grand Prix (Playmark 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[Video System Co.] (Playmark bootleg)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ancy World - Earth of Crisis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Uni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antasia (940307 PC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mad / New Japan Syste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antasia (940429 PCB,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mad / New Japan Syste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antasia (940429 PCB, 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mad / New Japan Syste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antasia (940803 PC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mad / New Japan Syste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antasia II (1998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ma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antasia II (Explicit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ma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antasia II (Less Explicit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ma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antasy '95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Hi-max Technology Inc.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Fantasy Zone II - The Tears of Opa-Opa (System 16C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 / M2</text:p>
          </table:table-cell>
          <table:table-cell office:value-type="string" calcext:value-type="string">
            <text:p>System 16C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Fantasy Zone II - The Tears of Opa-Opa (System 16C, prototyp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 / M2</text:p>
          </table:table-cell>
          <table:table-cell office:value-type="string" calcext:value-type="string">
            <text:p>System 16C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Fantasy Zone II - The Tears of Opa-Opa (System 16C, PS2 data fil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 / M2</text:p>
          </table:table-cell>
          <table:table-cell office:value-type="string" calcext:value-type="string">
            <text:p>System 16C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Fantasy Zone (Time Attack, 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Fantasy Zone Time Attack (System 16B, PS2 data fil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Fever SOS (International, ver. 98/09/25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ave / Nihon System inc.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Fighting Fantasy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tation</text:p>
          </table:table-cell>
          <table:table-cell office:value-type="string" calcext:value-type="string">
            <text:p>DEC0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Fighting Fantasy (Japan revision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tation</text:p>
          </table:table-cell>
          <table:table-cell office:value-type="string" calcext:value-type="string">
            <text:p>DEC0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Fighting Fantasy (World revision 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tation</text:p>
          </table:table-cell>
          <table:table-cell office:value-type="string" calcext:value-type="string">
            <text:p>DEC0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inal Blow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inal Blow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inal Blow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inal Star Force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m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inal Star Force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m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Final Tetris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eil Computer System</text:p>
          </table:table-cell>
          <table:table-cell office:value-type="string" calcext:value-type="string">
            <text:p>Kaneko Pandora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ire Hawk (horizontal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SD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Fire Shark\0</text:p>
          </table:table-cell>
          <table:table-cell office:value-type="string" calcext:value-type="string">
            <text:p>No sound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BCU-2 / FCU-2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Fire Shark (Earlier)\0</text:p>
          </table:table-cell>
          <table:table-cell office:value-type="string" calcext:value-type="string">
            <text:p>No sound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BCU-2 / FCU-2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Fire Shark (Korea, set 1, easier)\0</text:p>
          </table:table-cell>
          <table:table-cell office:value-type="string" calcext:value-type="string">
            <text:p>No sound</text:p>
          </table:table-cell>
          <table:table-cell office:value-type="string" calcext:value-type="string">
            <text:p>Toaplan (Dooyong license)</text:p>
          </table:table-cell>
          <table:table-cell office:value-type="string" calcext:value-type="string">
            <text:p>Toaplan BCU-2 / FCU-2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Fire Shark (Korea, set 2, harder)\0</text:p>
          </table:table-cell>
          <table:table-cell office:value-type="string" calcext:value-type="string">
            <text:p>No sound</text:p>
          </table:table-cell>
          <table:table-cell office:value-type="string" calcext:value-type="string">
            <text:p>Toaplan (Dooyong license)</text:p>
          </table:table-cell>
          <table:table-cell office:value-type="string" calcext:value-type="string">
            <text:p>Toaplan BCU-2 / FCU-2 based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FixEight (Europ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FixEight (Europe, Taito licens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FixEight (Hong Kon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FixEight (Hong Kong, Taito licens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FixEight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FixEight (Japan, Taito licens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FixEight (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FixEight (Korea, Taito licens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FixEight (Southeast Asi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FixEight (Southeast Asia, Taito licens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FixEight (Taiw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FixEight (Taiwan, Taito licens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FixEight (US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FixEight (USA, Taito licens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lash Point (Japan, 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C</text:p>
          </table:table-cell>
          <table:table-cell office:value-type="string" calcext:value-type="string">
            <text:p>Flash Point (set 1, Japan, FD1094 317-0127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Flash Point (set 1, Japan, FD1094 317-0127A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C</text:p>
          </table:table-cell>
          <table:table-cell office:value-type="string" calcext:value-type="string">
            <text:p>Flash Point (set 2, Japan, FD1094 317-0127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Flash Point (set 2, Japan, FD1094 317-0127A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lash Point (World, 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lying Tiger (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ooyo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lying Tiger (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ooyo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ootball Champ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ujiyama Buster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Kaneko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ull Throttle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uncube 2 (v1.1)\0</text:p>
          </table:table-cell>
          <table:table-cell office:value-type="string" calcext:value-type="string">
            <text:p>Unemulated Sub CPU</text:p>
          </table:table-cell>
          <table:table-cell office:value-type="string" calcext:value-type="string">
            <text:p>Namco</text:p>
          </table:table-cell>
          <table:table-cell office:value-type="string" calcext:value-type="string">
            <text:p>Newer 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uncube 4 (v1.0)\0</text:p>
          </table:table-cell>
          <table:table-cell office:value-type="string" calcext:value-type="string">
            <text:p>Unemulated Sub CPU</text:p>
          </table:table-cell>
          <table:table-cell office:value-type="string" calcext:value-type="string">
            <text:p>Namco</text:p>
          </table:table-cell>
          <table:table-cell office:value-type="string" calcext:value-type="string">
            <text:p>Newer Seta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Funky Jet (Japan, rev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Funky Jet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[Data East] (Mitchell license)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Funky Jet (World, rev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[Data East] (Mitchell license)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aia Crusaders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oise Factory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7" office:value-type="string" calcext:value-type="string">
            <text:p>NW</text:p>
          </table:table-cell>
          <table:table-cell office:value-type="string" calcext:value-type="string">
            <text:p>Gaiapolis (ver EAF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123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7" office:value-type="string" calcext:value-type="string">
            <text:p>NW</text:p>
          </table:table-cell>
          <table:table-cell office:value-type="string" calcext:value-type="string">
            <text:p>Gaiapolis (ver JAF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123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7" office:value-type="string" calcext:value-type="string">
            <text:p>NW</text:p>
          </table:table-cell>
          <table:table-cell office:value-type="string" calcext:value-type="string">
            <text:p>Gaiapolis (ver UAF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123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alactic Warriors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578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almedes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isco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als Hustler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CE International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als Panic (Unprotec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als Pinball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ma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anbare Ginkun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m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arogun Seroyang (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un Su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ate of Doom (US revision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ate of Doom (US revision 4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auntlet (2 Players, German, rev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ari Games</text:p>
          </table:table-cell>
          <table:table-cell office:value-type="string" calcext:value-type="string">
            <text:p>Atari Gauntlet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auntlet (2 Players, German, rev 4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ari Games</text:p>
          </table:table-cell>
          <table:table-cell office:value-type="string" calcext:value-type="string">
            <text:p>Atari Gauntlet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auntlet (2 Players, Japanese rev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ari Games</text:p>
          </table:table-cell>
          <table:table-cell office:value-type="string" calcext:value-type="string">
            <text:p>Atari Gauntlet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auntlet (2 Players, Japanese, rev 5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ari Games</text:p>
          </table:table-cell>
          <table:table-cell office:value-type="string" calcext:value-type="string">
            <text:p>Atari Gauntlet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auntlet (2 Players, rev 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ari Games</text:p>
          </table:table-cell>
          <table:table-cell office:value-type="string" calcext:value-type="string">
            <text:p>Atari Gauntlet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auntlet (2 Players, rev 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ari Games</text:p>
          </table:table-cell>
          <table:table-cell office:value-type="string" calcext:value-type="string">
            <text:p>Atari Gauntlet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auntlet (German, rev 1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ari Games</text:p>
          </table:table-cell>
          <table:table-cell office:value-type="string" calcext:value-type="string">
            <text:p>Atari Gauntlet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auntlet (German, rev 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ari Games</text:p>
          </table:table-cell>
          <table:table-cell office:value-type="string" calcext:value-type="string">
            <text:p>Atari Gauntlet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auntlet (German, rev 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ari Games</text:p>
          </table:table-cell>
          <table:table-cell office:value-type="string" calcext:value-type="string">
            <text:p>Atari Gauntlet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auntlet (German, rev 8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ari Games</text:p>
          </table:table-cell>
          <table:table-cell office:value-type="string" calcext:value-type="string">
            <text:p>Atari Gauntlet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auntlet II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ari Games</text:p>
          </table:table-cell>
          <table:table-cell office:value-type="string" calcext:value-type="string">
            <text:p>Atari Gauntlet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auntlet II (2 Players, Germ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ari Games</text:p>
          </table:table-cell>
          <table:table-cell office:value-type="string" calcext:value-type="string">
            <text:p>Atari Gauntlet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auntlet II (2 Players, rev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ari Games</text:p>
          </table:table-cell>
          <table:table-cell office:value-type="string" calcext:value-type="string">
            <text:p>Atari Gauntlet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auntlet II (2 Players, rev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ari Games</text:p>
          </table:table-cell>
          <table:table-cell office:value-type="string" calcext:value-type="string">
            <text:p>Atari Gauntlet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auntlet II (Germ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ari Games</text:p>
          </table:table-cell>
          <table:table-cell office:value-type="string" calcext:value-type="string">
            <text:p>Atari Gauntlet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auntlet (Japanese, rev 1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ari Games</text:p>
          </table:table-cell>
          <table:table-cell office:value-type="string" calcext:value-type="string">
            <text:p>Atari Gauntlet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auntlet (Japanese, rev 1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ari Games</text:p>
          </table:table-cell>
          <table:table-cell office:value-type="string" calcext:value-type="string">
            <text:p>Atari Gauntlet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auntlet (rev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ari Games</text:p>
          </table:table-cell>
          <table:table-cell office:value-type="string" calcext:value-type="string">
            <text:p>Atari Gauntlet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auntlet (rev 14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ari Games</text:p>
          </table:table-cell>
          <table:table-cell office:value-type="string" calcext:value-type="string">
            <text:p>Atari Gauntlet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auntlet (rev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ari Games</text:p>
          </table:table-cell>
          <table:table-cell office:value-type="string" calcext:value-type="string">
            <text:p>Atari Gauntlet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auntlet (rev 4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ari Games</text:p>
          </table:table-cell>
          <table:table-cell office:value-type="string" calcext:value-type="string">
            <text:p>Atari Gauntlet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auntlet (rev 5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ari Games</text:p>
          </table:table-cell>
          <table:table-cell office:value-type="string" calcext:value-type="string">
            <text:p>Atari Gauntlet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auntlet (rev 7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ari Games</text:p>
          </table:table-cell>
          <table:table-cell office:value-type="string" calcext:value-type="string">
            <text:p>Atari Gauntlet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auntlet (rev 9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ari Games</text:p>
          </table:table-cell>
          <table:table-cell office:value-type="string" calcext:value-type="string">
            <text:p>Atari Gauntlet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auntlet (Spanish, rev 15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ari Games</text:p>
          </table:table-cell>
          <table:table-cell office:value-type="string" calcext:value-type="string">
            <text:p>Atari Gauntlet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enix Family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IX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enshi-Tou 1930's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NK</text:p>
          </table:table-cell>
          <table:table-cell office:value-type="string" calcext:value-type="string">
            <text:p>Prehistoric Isle (SNK)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hox (joystick)\0</text:p>
          </table:table-cell>
          <table:table-cell office:value-type="string" calcext:value-type="string">
            <text:p>No Sound (undumped MCU)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hox (spinner)\0</text:p>
          </table:table-cell>
          <table:table-cell office:value-type="string" calcext:value-type="string">
            <text:p>No Sound (undumped MCU)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igandes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ast Technology</text:p>
          </table:table-cell>
          <table:table-cell office:value-type="string" calcext:value-type="string">
            <text:p>Taito-X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igandes (earlier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ast Technology</text:p>
          </table:table-cell>
          <table:table-cell office:value-type="string" calcext:value-type="string">
            <text:p>Taito-X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.I. Joe (Japan, JA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9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.I. Joe (US, UA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9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.I. Joe (World, EAB,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9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.I. Joe (World, EB8, prototype?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9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inga NinkyouDen (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inga NinkyouDen (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o For The Gold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H System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C</text:p>
          </table:table-cell>
          <table:table-cell office:value-type="string" calcext:value-type="string">
            <text:p>Golden Axe (set 1, World, FD1094 317-011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olden Axe (set 1, World, FD1094 317-0110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C</text:p>
          </table:table-cell>
          <table:table-cell office:value-type="string" calcext:value-type="string">
            <text:p>Golden Axe (set 2, US, 8751 317-011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C</text:p>
          </table:table-cell>
          <table:table-cell office:value-type="string" calcext:value-type="string">
            <text:p>Golden Axe (set 3, World, FD1094 317-012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olden Axe (set 3, World, FD1094 317-0120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C</text:p>
          </table:table-cell>
          <table:table-cell office:value-type="string" calcext:value-type="string">
            <text:p>Golden Axe (set 4, Japan, FD1094 317-012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olden Axe (set 4, Japan, FD1094 317-0121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C</text:p>
          </table:table-cell>
          <table:table-cell office:value-type="string" calcext:value-type="string">
            <text:p>Golden Axe (set 5, US, FD1094 317-012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olden Axe (set 5, US, FD1094 317-0122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C</text:p>
          </table:table-cell>
          <table:table-cell office:value-type="string" calcext:value-type="string">
            <text:p>Golden Axe (set 6, US, 8751 317-123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ot-cha Mini Game Festival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ongsu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ouketsuji Gaiden Legends (USA, ver. 95/06/2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lus / KM International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ouketsuji Gaiden Saikyou Densetsu (Japan, ver. 95/06/2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lus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ouketsuji Ichizoku 2 (Japan, ver. 94/04/08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lus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ouketsuji Ichizoku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lus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radius II - GOFER no Yabou (Japan New ver.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785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radius II - GOFER no Yabou (Japan Older ver.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785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radius II - GOFER no Yabou (Japan Old ver.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785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radius III (Asi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945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radius III (Japan, program code 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945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radius III (Japan, program code S, split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945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radius III (World, program code R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945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radius (Japan, ROM versio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45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reat 1000 Miles Rally 2 USA (95/05/18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Kaneko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reat 1000 Miles Rally: Evolution Model!!! (94/09/0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Kaneko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reat 1000 Miles Rally: U.S.A Version! (94/09/0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Kaneko16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rind Stormer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rind Stormer (older set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 GP9001 based</text:p>
          </table:table-cell>
          <table:table-cell office:value-type="string" calcext:value-type="string">
            <text:p>Toaplan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rowl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rowl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Japa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rowl (World, Rev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uardians\0Denjin Makai II\0</text:p>
          </table:table-cell>
          <table:table-cell office:value-type="string" calcext:value-type="string">
            <text:p>Imperfect graphics @ game start cutscene</text:p>
          </table:table-cell>
          <table:table-cell office:value-type="string" calcext:value-type="string">
            <text:p>Banpresto</text:p>
          </table:table-cell>
          <table:table-cell office:value-type="string" calcext:value-type="string">
            <text:p>Newer 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uardian Storm (Germany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fega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uardian Storm (horizontal, not en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fega (Apples Industries license)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uardian Storm (vertical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fega (Apples Industries license)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ulf Storm (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ooyo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ulf Storm (Media Shoji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ooyong (Media Shoji license)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ulf Storm (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ooyo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ulf Storm (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ooyo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ulf Storm (set 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ooyo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umbo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in Corp.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un Ball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unbird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sikyo</text:p>
          </table:table-cell>
          <table:table-cell office:value-type="string" calcext:value-type="string">
            <text:p>Psikyo 68EC020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unbird (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sikyo</text:p>
          </table:table-cell>
          <table:table-cell office:value-type="string" calcext:value-type="string">
            <text:p>Psikyo 68EC020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unbird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sikyo</text:p>
          </table:table-cell>
          <table:table-cell office:value-type="string" calcext:value-type="string">
            <text:p>Psikyo 68EC020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un Dealer '94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ooyo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undhara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undhara (Chinese, bootleg?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un Frontier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un &amp; Frontier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un Gabacho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Gael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GunNail (28th May. 199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MK / Tecmo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uwange (Japan, Master Ver. 99/06/24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lus / Cav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Guwange (Japan, Special Ver. 00/01/0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lus / Cav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Hacha Mecha Fighter (19th Sep. 1991)\0</text:p>
          </table:table-cell>
          <table:table-cell office:value-type="string" calcext:value-type="string">
            <text:p>Use the unprotected bootleg, instead!</text:p>
          </table:table-cell>
          <table:table-cell office:value-type="string" calcext:value-type="string">
            <text:p>NMK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Hacha Mecha Fighter (19th Sep. 1991, unprotected, bootleg Thunder Dragon conversio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Hachoo!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Hammer Away (prototyp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 / Santos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Hang-On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Hang-On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Hang-On (rev 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Hang-On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Hang-On (ride-o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Hang-On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Hard Puncher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870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Hatch Catch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mi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Hat Trick Hero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Hayaoshi Quiz Ouza Ketteisen - The King Of Quiz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Head Panic (ver. 0117, 17/01/2000)\0</text:p>
          </table:table-cell>
          <table:table-cell office:value-type="string" calcext:value-type="string">
            <text:p>Story line &amp; game instructions in English</text:p>
          </table:table-cell>
          <table:table-cell office:value-type="string" calcext:value-type="string">
            <text:p>ES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Head Panic (ver. 0315, 15/03/2000)\0</text:p>
          </table:table-cell>
          <table:table-cell office:value-type="string" calcext:value-type="string">
            <text:p>Story line in Japanese, game instructions in English</text:p>
          </table:table-cell>
          <table:table-cell office:value-type="string" calcext:value-type="string">
            <text:p>ESD / Fuuki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Heavy Barrel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USA</text:p>
          </table:table-cell>
          <table:table-cell office:value-type="string" calcext:value-type="string">
            <text:p>DEC0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Heavy Barrel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USA</text:p>
          </table:table-cell>
          <table:table-cell office:value-type="string" calcext:value-type="string">
            <text:p>DEC0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Heavyweight Champ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C</text:p>
          </table:table-cell>
          <table:table-cell office:value-type="string" calcext:value-type="string">
            <text:p>Heavyweight Champ (Japan, FD1094 317-004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Heavyweight Champ (Japan, FD1094 317-0046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Hellfire (1P Ver.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 (Taito License)</text:p>
          </table:table-cell>
          <table:table-cell office:value-type="string" calcext:value-type="string">
            <text:p>Toaplan BCU-2 / FCU-2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Hellfire (1P Ver., older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 (Taito License)</text:p>
          </table:table-cell>
          <table:table-cell office:value-type="string" calcext:value-type="string">
            <text:p>Toaplan BCU-2 / FCU-2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Hellfire (2P Ver.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 (Taito License)</text:p>
          </table:table-cell>
          <table:table-cell office:value-type="string" calcext:value-type="string">
            <text:p>Toaplan BCU-2 / FCU-2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Hellfire (2P Ver., first editio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 (Taito License)</text:p>
          </table:table-cell>
          <table:table-cell office:value-type="string" calcext:value-type="string">
            <text:p>Toaplan BCU-2 / FCU-2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Heuk Sun Baek Sa (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Oksan / F2 Syste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Hippodrome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USA</text:p>
          </table:table-cell>
          <table:table-cell office:value-type="string" calcext:value-type="string">
            <text:p>DEC0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Hit the Ice (Japan)\0</text:p>
          </table:table-cell>
          <table:table-cell office:value-type="string" calcext:value-type="string">
            <text:p>Imperfect graphics</text:p>
          </table:table-cell>
          <table:table-cell office:value-type="string" calcext:value-type="string">
            <text:p>Midway/Taito Corporatio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Hit the Ice (US)\0</text:p>
          </table:table-cell>
          <table:table-cell office:value-type="string" calcext:value-type="string">
            <text:p>Imperfect graphics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Honey Dolls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rko Corp</text:p>
          </table:table-cell>
          <table:table-cell office:value-type="string" calcext:value-type="string">
            <text:p>Kaneko Pandora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Hot Bubble (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fega (Pandora license)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Hot Bubble (Korea, with adult picture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fega (Pandora license)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Hotdog Storm - The First Supersonics (International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arble / ACE International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Hot Mind (Hard Times hardwar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laymark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Hot Pinball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mad &amp; New Japan Syste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Hyper Crash (version C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790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Hyper Crash (version 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790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Hyper Pacman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miCom</text:p>
          </table:table-cell>
          <table:table-cell office:value-type="string" calcext:value-type="string">
            <text:p>Kaneko Pandora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Hyper Pacman (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miCom</text:p>
          </table:table-cell>
          <table:table-cell office:value-type="string" calcext:value-type="string">
            <text:p>Kaneko Pandora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Iga Ninjyutsuden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Ikari III - The Rescue (8-Way Joystick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NK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Ikari III - The Rescue (Korea, 8-Way Joystick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NK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Ikari III - The Rescue (US, Rotary Joystick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NK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Ikari Three - The Rescue (Japan, Rotary Joystick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NK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International Toote (Germany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inmaster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International Toote II (World?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inmaster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ISG Selection Master Type 2006 System BIOS\0</text:p>
          </table:table-cell>
          <table:table-cell office:value-type="string" calcext:value-type="string">
            <text:p>BIOS only</text:p>
          </table:table-cell>
          <table:table-cell office:value-type="string" calcext:value-type="string">
            <text:p>ISG</text:p>
          </table:table-cell>
          <table:table-cell office:value-type="string" calcext:value-type="string">
            <text:p>ISG Selection Master Type 200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Jackie Chan in Fists of Fire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Jackie Chan - The Kung-Fu Master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Jeon Sin - Guardian Storm (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fega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Jigoku Meguri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Jigoku Meguri (Japan, hack?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Jitsuryoku!! Pro Yakyuu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J. J. Squawkers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hena / Able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J. J. Squawkers (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J. J. Squawkers (bootleg, Blandia conversio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J. J. Squawkers (older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hena / Able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Jockey Club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[Seta] (Visco license)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JuJu Densetsu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D Corporatio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JuJu Densetsu (Japan, 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JuJu Densetsu (Playmark 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 (Playmark)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Jumping Pop (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S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Jumping Pop (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mag Soft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Jumping (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Jumping (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 (Seyutu)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Jumping (set 3, Imnoe PC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 (Seyutu)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Jump Kids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ma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C</text:p>
          </table:table-cell>
          <table:table-cell office:value-type="string" calcext:value-type="string">
            <text:p>Juuouki (set 1, Japan, FD1094 317-0065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C</text:p>
          </table:table-cell>
          <table:table-cell office:value-type="string" calcext:value-type="string">
            <text:p>Juuouki (set 3, Japan, FD1094 317-0068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Juuouki (set 3, Japan, FD1094 317-0068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Juuouki (set 7, Japan, 8751 317-0077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Karate Blazers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ideo System Co.</text:p>
          </table:table-cell>
          <table:table-cell office:value-type="string" calcext:value-type="string">
            <text:p>Video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Karate Blazers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ideo System Co.</text:p>
          </table:table-cell>
          <table:table-cell office:value-type="string" calcext:value-type="string">
            <text:p>Video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Karate Blazers (World,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ideo System Co.</text:p>
          </table:table-cell>
          <table:table-cell office:value-type="string" calcext:value-type="string">
            <text:p>Video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Karate Blazers (World, 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ideo System Co.</text:p>
          </table:table-cell>
          <table:table-cell office:value-type="string" calcext:value-type="string">
            <text:p>Video System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Karian Cross (Rev. 1.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eniam</text:p>
          </table:table-cell>
          <table:table-cell office:value-type="string" calcext:value-type="string">
            <text:p>Deniam-16b Hardware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Karnov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Karnov (US, rev 5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USA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Karnov (US, rev 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USA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Kero Kero Keroppi no Issyoni Asobou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ammy Industries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Kero Kero Keroppi's Let's Play Together (USA, Version 2.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merican Sammy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Kick Off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Kid no Hore Hore Daisakusen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ichibutsu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Kid no Hore Hore Daisakusen (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Kingdom Grandprix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aizing / 8ing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Kitten Kaboodle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712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Knuckle Bash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 / Atari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Knuckle Bash 2 (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Knuckle Bash (Korean PCB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 / Taito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Kokontouzai Eto Monogatari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isco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Konami GT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561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Konami RF2 - Red Fighter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561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Koro Koro Quest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kumi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Kosodate Quiz My Angel 2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amco</text:p>
          </table:table-cell>
          <table:table-cell office:value-type="string" calcext:value-type="string">
            <text:p>Newer 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Kosodate Quiz My Angel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amco</text:p>
          </table:table-cell>
          <table:table-cell office:value-type="string" calcext:value-type="string">
            <text:p>Newer 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Koutetsu Yousai Strahl (Japan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UPL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Koutetsu Yousai Strahl (Japan 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UPL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Kozure Ookami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ichibutsu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Krazy Bowl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merican Sammy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Kuhga - Operation Code 'Vapor Trail' (Japan revision 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Kyros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pha Denshi Co. (World Games Inc. license)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Kyros No Yakata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pha Denshi Co.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7" office:value-type="string" calcext:value-type="string">
            <text:p>NW</text:p>
          </table:table-cell>
          <table:table-cell office:value-type="string" calcext:value-type="string">
            <text:p>Kyukyoku Sentai Dadandarn (ver JA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170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C</text:p>
          </table:table-cell>
          <table:table-cell office:value-type="string" calcext:value-type="string">
            <text:p>Laser Ghost (set 1, US, 317-0165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Laser Ghost (set 1, US, 317-0165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C</text:p>
          </table:table-cell>
          <table:table-cell office:value-type="string" calcext:value-type="string">
            <text:p>Laser Ghost (set 2, World, 317-016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Laser Ghost (set 2, World, 317-0166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Last Duel (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Last Duel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Last Duel (US New Ver.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Last Duel (US Old Ver.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Last Striker / Kyuukyoku no Striker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ast Technology</text:p>
          </table:table-cell>
          <table:table-cell office:value-type="string" calcext:value-type="string">
            <text:p>Taito-X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Las Vegas Girl (Girl '94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ma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Led Storm Rally 2011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Led Storm Rally 2011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Led Storm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Legend of Makai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Legion - Spinner-87 (World ver 2.0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ichibutsu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Lei Shen Zhuan Thunder Deity Biography (Chinese hack of Battle Garegg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hack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Lemmings (US prototyp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USA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Lethal Crash Race (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ideo System Co.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Lethal Crash Race (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ideo System Co.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Lifeforce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587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Lifeforce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587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Lightning Fighters (Asi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939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Lightning Fighters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939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Lightning Fighters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939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Liquid Kids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Liquid Kids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Live Quiz Show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ndamiro Entertainment Co. Ltd.</text:p>
          </table:table-cell>
          <table:table-cell office:value-type="string" calcext:value-type="string">
            <text:p>Andamiro Mida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Logic Pro 2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eniam</text:p>
          </table:table-cell>
          <table:table-cell office:value-type="string" calcext:value-type="string">
            <text:p>Deniam-16c Hardwar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Logic Pro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eniam</text:p>
          </table:table-cell>
          <table:table-cell office:value-type="string" calcext:value-type="string">
            <text:p>Deniam-16b Hardware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Lord of Gun (USA)\0</text:p>
          </table:table-cell>
          <table:table-cell office:value-type="string" calcext:value-type="string">
            <text:p>Imperfect graphics and sound</text:p>
          </table:table-cell>
          <table:table-cell office:value-type="string" calcext:value-type="string">
            <text:p>IGS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ad Gear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ad Gear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ad Shark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lumer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agical Cat Adventure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Wintechno</text:p>
          </table:table-cell>
          <table:table-cell office:value-type="string" calcext:value-type="string">
            <text:p>LIND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agical Cat Adventure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Wintechno</text:p>
          </table:table-cell>
          <table:table-cell office:value-type="string" calcext:value-type="string">
            <text:p>LIND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agical Crystals (Japan, 92/01/1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 (Atlus license)</text:p>
          </table:table-cell>
          <table:table-cell office:value-type="string" calcext:value-type="string">
            <text:p>Kaneko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agical Crystals (World, 91/12/1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Kaneko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agical Crystals (World, 92/01/1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Kaneko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agic Bubble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un Sung</text:p>
          </table:table-cell>
          <table:table-cell office:value-type="string" calcext:value-type="string">
            <text:p>Yun Sung 16 Bit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agic Bubble (Adult version, YS-0211 PC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un Sung</text:p>
          </table:table-cell>
          <table:table-cell office:value-type="string" calcext:value-type="string">
            <text:p>Yun Sung 16 Bit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agic Bubble (Adult version, YS-1302 PC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un Sung</text:p>
          </table:table-cell>
          <table:table-cell office:value-type="string" calcext:value-type="string">
            <text:p>Yun Sung 16 Bit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ahjong Quest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ahjong Quest (No Nudity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ahou Daisakusen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aizing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ajestic Twelve - The Space Invaders Part IV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ajestic Twelve - The Space Invaders Part IV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ajuu no Ohkoku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687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akai Densetsu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ang-Chi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fega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aniac Square (prototyp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Gael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aniac Square (unprotec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Gael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any Block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ee-Oh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artial Champion (ver AAA)\0</text:p>
          </table:table-cell>
          <table:table-cell office:value-type="string" calcext:value-type="string">
            <text:p>Missing Graphics on Intro/Title screens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234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artial Champion (ver EAA)\0</text:p>
          </table:table-cell>
          <table:table-cell office:value-type="string" calcext:value-type="string">
            <text:p>Missing Graphics on Intro/Title screens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234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artial Champion (ver EAB)\0</text:p>
          </table:table-cell>
          <table:table-cell office:value-type="string" calcext:value-type="string">
            <text:p>Missing Graphics on Intro/Title screens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234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artial Champion (ver JAA)\0</text:p>
          </table:table-cell>
          <table:table-cell office:value-type="string" calcext:value-type="string">
            <text:p>Missing Graphics on Intro/Title screens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234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artial Champion (ver UAD)\0</text:p>
          </table:table-cell>
          <table:table-cell office:value-type="string" calcext:value-type="string">
            <text:p>Missing Graphics on Intro/Title screens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234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artial Champion (ver UAE)\0</text:p>
          </table:table-cell>
          <table:table-cell office:value-type="string" calcext:value-type="string">
            <text:p>Missing Graphics on Intro/Title screens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234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asked Riders Club Battle Race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Toei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aster of Weapon (Japan)\0</text:p>
          </table:table-cell>
          <table:table-cell office:value-type="string" calcext:value-type="string">
            <text:p>Imperfect graphics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aster of Weapon (US)\0</text:p>
          </table:table-cell>
          <table:table-cell office:value-type="string" calcext:value-type="string">
            <text:p>Imperfect graphics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aster of Weapon (World)\0</text:p>
          </table:table-cell>
          <table:table-cell office:value-type="string" calcext:value-type="string">
            <text:p>Imperfect graphics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aze of Flott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azinger Z (Japan, ver. 94/06/27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Dynamic Pl. Toei Animation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azinger Z (World, ver. 94/06/27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Dynamic Pl. Toei Animation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echanized Attack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NK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echanized Attack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NK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echanized Attack (US, Version 1, Single Player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NK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echanized Attack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NK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ega Blast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ega Blast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ega Blast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eijinsen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NK Electronics corp.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eta Fox\0</text:p>
          </table:table-cell>
          <table:table-cell office:value-type="string" calcext:value-type="string">
            <text:p>Imperfect inputs</text:p>
          </table:table-cell>
          <table:table-cell table:number-columns-repeated="2"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etal Black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etal Black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etal Saver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First Amusement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etamoqester (International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Pandorabox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etamorphic Force (ver AA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224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etamorphic Force (ver EA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224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etamorphic Force (ver EAA - alternat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224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etamorphic Force (ver JA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224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etamorphic Force (ver UA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224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.I.A. - Missing in Action (version R)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80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.I.A. - Missing in Action (version 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80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.I.A. - Missing in Action (version T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808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ichael Jackson's Moonwalker (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ichael Jackson's Moonwalker (set 3, World, FD1094/8751 317-0159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idnight Resistance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0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idnight Resistance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USA</text:p>
          </table:table-cell>
          <table:table-cell office:value-type="string" calcext:value-type="string">
            <text:p>DEC0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idnight Resistance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0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ighty Warriors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lettronica Video-Games S.R.L.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ille Miglia 2: Great 1000 Miles Rally (95/04/04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Kaneko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ille Miglia 2: Great 1000 Miles Rally (95/05/24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Kaneko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iss Bingo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in Corp.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iss Mister World '96 (Nud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ma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iss Puzzle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in Corp.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iss Puzzle (Clone of Gumbo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in Corp.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iss Puzzle (Nude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in Corp.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iss World '96 (Nude) (set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ma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iss World '96 (Nude) (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ma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iss World '96 (Nude) (set 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ma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iss World '96 (Nude) (set 4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ma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iyasu Nonki no Quiz 18-Kin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I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izubaku Daibouken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obile Suit Gundam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obile Suit Gundam EX Revue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</text:p>
          </table:table-cell>
          <table:table-cell office:value-type="string" calcext:value-type="string">
            <text:p>Newer 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obile Suit Gundam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onky Elf (Korean bootleg of Avenging Spirit)\0</text:p>
          </table:table-cell>
          <table:table-cell office:value-type="string" calcext:value-type="string">
            <text:p>imperfect graphics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7" office:value-type="string" calcext:value-type="string">
            <text:p>NW</text:p>
          </table:table-cell>
          <table:table-cell office:value-type="string" calcext:value-type="string">
            <text:p>Monster Maulers (ver EA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170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ore More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miCom / Exit</text:p>
          </table:table-cell>
          <table:table-cell office:value-type="string" calcext:value-type="string">
            <text:p>Kaneko Pandora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ore More Plus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miCom / Exit</text:p>
          </table:table-cell>
          <table:table-cell office:value-type="string" calcext:value-type="string">
            <text:p>Kaneko Pandora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ug Smashers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lectronic Devices Italy / 3D Games Englan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uHanSeungBu (SemiCom Baseball) (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mi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ulti 5 / New Multi Game 5 (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un Su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ulti 5 / New Multi Game 5 (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un Su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ulti 5 / New Multi Game 5 (set 3, earlier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un Su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ulti Champ Deluxe (ver. 0106, 06/01/200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S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ulti Champ Deluxe (ver. 1126, 26/11/1999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S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ulti Champ (Korea, older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S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ulti Champ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S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ulti Champ (World, older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S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ulti Game '96 (Italy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rko Corp</text:p>
          </table:table-cell>
          <table:table-cell office:value-type="string" calcext:value-type="string">
            <text:p>Kaneko Pandora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utant Fighter (World ver EM-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utant Fighter (World ver EM-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utant Fighter (World ver EM-4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utant Fighter (World ver EM-5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Mutant Warrior (Altered Beast - Datsu bootleg)\0</text:p>
          </table:table-cell>
          <table:table-cell office:value-type="string" calcext:value-type="string">
            <text:p>no Sound</text:p>
          </table:table-cell>
          <table:table-cell office:value-type="string" calcext:value-type="string">
            <text:p>bootleg (Datsu)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C</text:p>
          </table:table-cell>
          <table:table-cell office:value-type="string" calcext:value-type="string">
            <text:p>MVP (set 1, Japan, FD1094 317-014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VP (set 1, Japan, FD1094 317-0142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C</text:p>
          </table:table-cell>
          <table:table-cell office:value-type="string" calcext:value-type="string">
            <text:p>MVP (set 2, US, FD1094 317-014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VP (set 2, US, FD1094 317-0143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ystic Warriors (ver AA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12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ystic Warriors (ver AA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12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ystic Warriors (ver EA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12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ystic Warriors (ver JA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12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Mystic Warriors (ver UA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128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Naname de Magic!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lus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Nandemo Seal Iinkai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'Max / Jale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Nandemo Seal Iinkai (Astro Boy ver.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'Max / Jale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Nastar Warrior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Nastar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Nemesis (ROM versio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400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Nemesis (World?, ROM versio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400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New Fantasia (1994 copyright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mad / New Japan Syste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New Fantasia (1995 copyright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mad / New Japan Syste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Night Striker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Night Striker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Night Striker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Ninja Gaiden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m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Ninja Kazan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Ninja Ryukenden (Japan,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m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Ninja Ryukenden (Japan, 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m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Nitro Ball (World,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Nitro Ball (World, 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NMK004 Internal ROM\0</text:p>
          </table:table-cell>
          <table:table-cell office:value-type="string" calcext:value-type="string">
            <text:p>internal rom</text:p>
          </table:table-cell>
          <table:table-cell office:value-type="string" calcext:value-type="string">
            <text:p>N M K Corporation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Nostradamus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LIND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Nostradamus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LIND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Nostradamus (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LIND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Nouryoku Koujou Iinkai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mo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Nyan Nyan Panic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71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Oedo Fight (Japan Bloodshed Ver.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Kaneko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Oh My God!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lus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Oishii Puzzle Ha Irimasenka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unsoft / Atlus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Oni - The Ninja Master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Pandorabox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Operation Bear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Operation Thunderbolt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Operation Thunderbolt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Operation Thunderbolt (US, rev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Operation Thunderbolt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Operation Thunderbolt (World, rev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Operation Wolf 3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Operation Wolf 3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Operation Wolf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Operation Wolf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Operation Wolf (World,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Operation Wolf (World, 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Orbs (10/7/94 prototype?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merican Sammy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Orius (ver UA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7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Out Zone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BCU-2 / FCU-2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Out Zone (harder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BCU-2 / FCU-2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Out Zone (older set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BCU-2 / FCU-2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Out Zone (oldest set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BCU-2 / FCU-2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Out Zone (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BCU-2 / FCU-2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-47 - The Freedom Fighter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-47 - The Freedom Fighter (Japan, Export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-47 - The Phantom Fighter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ack'n Bang Bang (Prototyp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Kaneko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airs Love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hena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ang Pang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ong Gue La Mi Ltd.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aparazzi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un Sung</text:p>
          </table:table-cell>
          <table:table-cell office:value-type="string" calcext:value-type="string">
            <text:p>Yun Sung 16 Bit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asha Pasha Champ Mini Game Festival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ongsu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ass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Oksa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C</text:p>
          </table:table-cell>
          <table:table-cell office:value-type="string" calcext:value-type="string">
            <text:p>Passing Shot (bootleg, 2 Player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C</text:p>
          </table:table-cell>
          <table:table-cell office:value-type="string" calcext:value-type="string">
            <text:p>Passing Shot (Japan, 4 Players, FD1094 317-007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Passing Shot (Japan, 4 Players, FD1094 317-0070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C</text:p>
          </table:table-cell>
          <table:table-cell office:value-type="string" calcext:value-type="string">
            <text:p>Passing Shot (World, 2 Players, FD1094 317-008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Passing Shot (World, 2 Players, FD1094 317-0080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C</text:p>
          </table:table-cell>
          <table:table-cell office:value-type="string" calcext:value-type="string">
            <text:p>Passing Shot (World, 4 Players, FD1094 317-0074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Passing Shot (World, 4 Players, FD1094 317-0074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eek-a-Boo!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eek-a-Boo! (North America, ver 1.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enguin Brothers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ubsino</text:p>
          </table:table-cell>
          <table:table-cell office:value-type="string" calcext:value-type="string">
            <text:p>Newer 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hantasm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Pipi &amp; Bibis / Whoopee!! (prototyp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Pipi &amp; Bibis / Whoopee!! (Teki Paki hardware)\0</text:p>
          </table:table-cell>
          <table:table-cell office:value-type="string" calcext:value-type="string">
            <text:p>No sound (sound MCU not dumped)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Pipi &amp; Bibis / Whoopee!! (Z80 sound cpu,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Pipi &amp; Bibis / Whoopee!! (Z80 sound cpu, 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irates (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IX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irates (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IX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lus Alpha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Pocket Gal Deluxe (Euro v3.0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Pocket Gal Deluxe (Euro v3.00, 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Pocket Gal Deluxe (Japan v3.0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ihon System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ocket Gals V.I.P (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CE International / Afega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ocket Gals V.I.P (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ollux (Japan, NTC licens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ooyong (NTC license)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ollux (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ooyo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ollux (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ooyo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ollux (set 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ooyo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op Bingo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ooyo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op's Pop's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fega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Power Instinct 2 (USA, ver. 94/04/08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lus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ower Instinct (US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lus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ower Instinct (USA, bootleg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lus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ower Instinct (USA, bootleg 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lus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ower Spikes (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ideo System Co.</text:p>
          </table:table-cell>
          <table:table-cell office:value-type="string" calcext:value-type="string">
            <text:p>V-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ower Spikes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ideo System Co.</text:p>
          </table:table-cell>
          <table:table-cell office:value-type="string" calcext:value-type="string">
            <text:p>V-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ower Spikes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ideo System Co.</text:p>
          </table:table-cell>
          <table:table-cell office:value-type="string" calcext:value-type="string">
            <text:p>V-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ower Wheels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.O.W. - Prisoners of War (US version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NK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rehistoric Isle in 1930 (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NK (Victor license)</text:p>
          </table:table-cell>
          <table:table-cell office:value-type="string" calcext:value-type="string">
            <text:p>Prehistoric Isle (SNK)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rehistoric Isle in 1930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NK of America</text:p>
          </table:table-cell>
          <table:table-cell office:value-type="string" calcext:value-type="string">
            <text:p>Prehistoric Isle (SNK)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rehistoric Isle in 1930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NK</text:p>
          </table:table-cell>
          <table:table-cell office:value-type="string" calcext:value-type="string">
            <text:p>Prehistoric Isle (SNK)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Pretty Soldier Sailor Moon (ver. 95/03/22B, Europ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Gazell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Pretty Soldier Sailor Moon (ver. 95/03/22B, Hong Kon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Gazell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Pretty Soldier Sailor Moon (ver. 95/03/22B, 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Gazell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Pretty Soldier Sailor Moon (ver. 95/03/22B, 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Gazell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Pretty Soldier Sailor Moon (ver. 95/03/22B, Taiw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Gazell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Pretty Soldier Sailor Moon (ver. 95/03/22B, US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Gazell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Pretty Soldier Sailor Moon (ver. 95/03/22, Europ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Gazell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Pretty Soldier Sailor Moon (ver. 95/03/22, Hong Kon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Gazell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Pretty Soldier Sailor Moon (ver. 95/03/22, 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Gazell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Pretty Soldier Sailor Moon (ver. 95/03/22, 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Gazell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Pretty Soldier Sailor Moon (ver. 95/03/22, Taiw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Gazell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Pretty Soldier Sailor Moon (ver. 95/03/22, US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Gazelle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rimella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ooyong (NTC license)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ro Mahjong Kiwame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hena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uLiRuLa (Japan)\0</text:p>
          </table:table-cell>
          <table:table-cell office:value-type="string" calcext:value-type="string">
            <text:p>Some priority problems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uLiRuLa (World)\0</text:p>
          </table:table-cell>
          <table:table-cell office:value-type="string" calcext:value-type="string">
            <text:p>Some priority problems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Punk Shot (Japan 2 Player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907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Punk Shot (US 2 Player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907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Punk Shot (US 4 Player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907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ushman (American Sammy licens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mad (American Sammy license)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ushman (Korea,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ma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ushman (Korea, 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ma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uzzle Bobble (Japan, B-System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Puzzle Break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miCom</text:p>
          </table:table-cell>
          <table:table-cell office:value-type="string" calcext:value-type="string">
            <text:p>Kaneko Pandora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uzzle Club (Yun Sung,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un Su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uzzle Club (Yun Sung, 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un Su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uzzle De Bowling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ihon System / Moss</text:p>
          </table:table-cell>
          <table:table-cell office:value-type="string" calcext:value-type="string">
            <text:p>Newer Seta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Puzzle King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1 Soft</text:p>
          </table:table-cell>
          <table:table-cell office:value-type="string" calcext:value-type="string">
            <text:p>Kaneko Pandora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Puzzle Uo Poko (International, ver. 98/02/0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ave / Jaleco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Puzzle Uo Poko (Japan, ver. 98/02/0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ave / Jaleco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uzzLove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ara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PuzzLove (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ara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Quiz Chikyu Bouei Gun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Quiz Crayon Shinchan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Quiz Gakumon no Susume (Japan ver. JA2 Type L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248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Quiz H.Q.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Quiz Jinsei Gekijoh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Quiz Kokology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mo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Quiz Kokology 2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mo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Quiz Quest - Hime to Yuusha no Monogatari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Quiz Sekai wa SHOW by shobai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Quiz Torimonochou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abbit Punch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-System Co. (Bally/Midway/Sente license)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abio Lepus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-System Co.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acing Beat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acing Beat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aiga - Strato Fighter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m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aiga - Strato Fighter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m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ainbow Islands (Extr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ainbow Islands (new versio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ainbow Islands (old versio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Rally Bike / Dash Yarou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[Toaplan] Taito Corporation</text:p>
          </table:table-cell>
          <table:table-cell office:value-type="string" calcext:value-type="string">
            <text:p>Toaplan BCU-2 / FCU-2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ambo III (Europ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Europe Corporatio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ambo III (Europe, Proti?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Europe Corporatio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ambo III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Europe Corporatio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apid Hero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edia Trading Corp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astan Saga 2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astan Saga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astan Saga (Japan Rev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astan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astan (US, Earlier code bas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astan (US Rev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astan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astan (World Rev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Recordbreaker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H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ed Fox War Planes II (China,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fega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ed Fox War Planes II (China, 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fega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ed Hawk (Excellent Co., Lt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fega (Excellent Co. license)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ed Hawk (Italy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fega (Hea Dong Corp license)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ed Hawk (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fega Co.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ed Hawk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fega (New Vision Ent. license)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ezon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lumer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ezon (Taito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lumer (Taito license)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iot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MK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Riot City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 / Westone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Robocop 2 (Euro/Asia v0.1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Robocop 2 (Japan v0.1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Robocop 2 (US v0.05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Robocop 2 (US v0.1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Robocop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0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Robocop (Red Corporation World 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DEC0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Robocop (US revision 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USA</text:p>
          </table:table-cell>
          <table:table-cell office:value-type="string" calcext:value-type="string">
            <text:p>DEC0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Robocop (US revision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USA</text:p>
          </table:table-cell>
          <table:table-cell office:value-type="string" calcext:value-type="string">
            <text:p>DEC0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Robocop (World 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DEC0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Robocop (World revision 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0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Robocop (World revision 4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0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ock'n 3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ock'n 4 (Japan, prototyp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 / PCCWJ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ock'n Tread 2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ock'n Tread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ock'n Tread (Japan, alternat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od-Land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od-Land (Japan 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od-Land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Rohga Armor Force (Asia/Europe v3.0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Rohga Armor Force (Asia/Europe v3.0 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Rohga Armor Force (Asia/Europe v5.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Rohga Armor Force (Hong Kong v3.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Rohga Armor Force (US v1.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-Shark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ooyo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&amp;T (Rod-Land prototype?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unark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yu Jin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yuKyu (Japan, FD1094 317-502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uccess / 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RyuKyu (Japan, FD1094 317-5023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uccess / 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aboten Bombers (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MK / Tecmo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aboten Bombers (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MK / Tecmo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adari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ooyong (NTC license)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aint Dragon (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aint Dragon (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aint Dragon (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alamander (version 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587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alamander (version J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587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ame! Same! Same!\0</text:p>
          </table:table-cell>
          <table:table-cell office:value-type="string" calcext:value-type="string">
            <text:p>No sound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BCU-2 / FCU-2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ame! Same! Same! (2 player alternating ver.)\0</text:p>
          </table:table-cell>
          <table:table-cell office:value-type="string" calcext:value-type="string">
            <text:p>No sound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BCU-2 / FCU-2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ame! Same! Same! NEW VER! (v1.00, hack by Trap15)\0</text:p>
          </table:table-cell>
          <table:table-cell office:value-type="string" calcext:value-type="string">
            <text:p>No sound</text:p>
          </table:table-cell>
          <table:table-cell office:value-type="string" calcext:value-type="string">
            <text:p>Hack / Trap15</text:p>
          </table:table-cell>
          <table:table-cell office:value-type="string" calcext:value-type="string">
            <text:p>Toaplan BCU-2 / FCU-2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amurai Aces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sikyo / Banpresto</text:p>
          </table:table-cell>
          <table:table-cell office:value-type="string" calcext:value-type="string">
            <text:p>Psikyo 68EC020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and Scorpion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and Scorpion (Chinese Title Screen, Revised Hardwar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and Scorpion (Earlier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AR - Search And Rescue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NK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AR - Search And Rescue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NK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AR - Search And Rescue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NK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chmeiser Robo (Japan)\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ot B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D Fighters (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mi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D Gundam Neo Battling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Sotsu Agency. Sunrise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D Gundam Psycho Salamander no Kyoui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Bandai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DI - Strategic Defense Initiative (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DI - Strategic Defense Initiative (System 16B, FD1089A 317-0028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earch Eye (English / Kore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un Su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earch Eye (English / Korean / Japanese / Itali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un Su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earch Eye Plus V2.0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un Su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ecret Agent (Japan revision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0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ecret Agent (World revision 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0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ei Senshi Amatelass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ichibutsu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el Feena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ast Technology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engoku Ace (Japan,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sikyo / Banpresto</text:p>
          </table:table-cell>
          <table:table-cell office:value-type="string" calcext:value-type="string">
            <text:p>Psikyo 68EC020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engoku Ace (Japan, 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sikyo / Banpresto</text:p>
          </table:table-cell>
          <table:table-cell office:value-type="string" calcext:value-type="string">
            <text:p>Psikyo 68EC020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en Jing - Guardian Storm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fega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hadow Dancer (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hadow Dancer (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hadow Dancer (set 2, 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hadow Dancer (set 3, 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hadow Force (Japan, Version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hnos Japa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hadow Force (US, Version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hnos Japa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hadow Force (World, Version 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hnos Japa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hadow Warriors (World,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m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hadow Warriors (World, 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m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hingen Samurai-Fighter (Japan, English)\0</text:p>
          </table:table-cell>
          <table:table-cell office:value-type="string" calcext:value-type="string">
            <text:p>Game crashes in level 2, play tshingena instead!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hinobi / FZ-2006 (Korean System 16 bootleg) (ISG Selection Master Type 200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SG</text:p>
          </table:table-cell>
          <table:table-cell office:value-type="string" calcext:value-type="string">
            <text:p>ISG Selection Master Type 200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C</text:p>
          </table:table-cell>
          <table:table-cell office:value-type="string" calcext:value-type="string">
            <text:p>Shinobi (set 2, System 16B, FD1094 317-0049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hinobi (set 2, System 16B, FD1094 317-0049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hinobi (set 3, System 16B, MC-8123B 317-0054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hinobi (set 4, System 16B, MC-8123B 317-0054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hinobi (set 5, System 16B, unprotec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hippu Mahou Daisakusen - Kingdom Grandprix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aizing / 8ing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hocking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un Sung</text:p>
          </table:table-cell>
          <table:table-cell office:value-type="string" calcext:value-type="string">
            <text:p>Yun Sung 16 Bit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hogun Warriors (Korea?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Kaneko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hogun Warriors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Kaneko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hogun Warriors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Kaneko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ilent Dragon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ilent Dragon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ilent Dragon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ilver Millennium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ara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ky Smasher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ihon Syste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lap Shot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ly Spy (US revision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USA</text:p>
          </table:table-cell>
          <table:table-cell office:value-type="string" calcext:value-type="string">
            <text:p>DEC0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ly Spy (US revision 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USA</text:p>
          </table:table-cell>
          <table:table-cell office:value-type="string" calcext:value-type="string">
            <text:p>DEC0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ly Spy (US revision 4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USA</text:p>
          </table:table-cell>
          <table:table-cell office:value-type="string" calcext:value-type="string">
            <text:p>DEC0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napper (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hilko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now Board Championship (Version 2.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Gael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now Board Championship (Version 2.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Gael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now Bros. 2 - with new elves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[Toaplan] Hanafram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now Bros. - Nick &amp; Tom (Dooyong licens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 (Dooyong license)</text:p>
          </table:table-cell>
          <table:table-cell office:value-type="string" calcext:value-type="string">
            <text:p>Kaneko Pandora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now Bros. - Nick &amp; Tom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Kaneko Pandora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now Bros. - Nick &amp; Tom (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Kaneko Pandora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now Bros. - Nick &amp; Tom (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Kaneko Pandora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now Bros. - Nick &amp; Tom (set 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Kaneko Pandora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now Bros. - Nick &amp; Tom (set 4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Kaneko Pandora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now Bros. - Nick &amp; Tom (The Winter Bobble hardware 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Kaneko Pandora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now Brothers 3 - Magical Adventure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Kaneko Pandora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okonuke Taisen Game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ammy Industries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oldam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oldam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oldier Girl Amazon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ichibutsu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olitary Fighter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onic Blast Man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onic Boom (FD1094 317-005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onic Boom (FD1094 317-0053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onic Wings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ideo System Co.</text:p>
          </table:table-cell>
          <table:table-cell office:value-type="string" calcext:value-type="string">
            <text:p>Video System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orcer Striker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aizing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orcer Striker (World, alt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aizing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otsugyo Shousho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itchell (Atlus license)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pace Battle Ship Gomorrah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UPL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pace Gun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pace Gun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pace Gun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pace Harrier (8751 315-516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Hang-On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pace Harrier (Rev A, 8751 315-5163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Hang-On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pace Invaders DX (Japan, v2.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pace Invaders DX (Japan, v2.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pace Invaders DX (US, v2.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pecial Criminal Investigation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pecial Criminal Investigation (Negro 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pecial Criminal Investigation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pecial Criminal Investigation (World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pecial Criminal Investigation (World 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-Z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pectrum 2000 (horizontal, buggy) (Europ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ona Tech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pectrum 2000 (vertical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ona Tech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pinal Breakers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-System Co.</text:p>
          </table:table-cell>
          <table:table-cell office:value-type="string" calcext:value-type="string">
            <text:p>V-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pinal Breakers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-System Co.</text:p>
          </table:table-cell>
          <table:table-cell office:value-type="string" calcext:value-type="string">
            <text:p>V-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pinal Breakers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-System Co.</text:p>
          </table:table-cell>
          <table:table-cell office:value-type="string" calcext:value-type="string">
            <text:p>V-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quash (Ver. 1.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Gael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.S. Mission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mad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tagger I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fega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teel Force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lectronic Devices Italy / Ecogames S.L. Spai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toneage (bootleg of Caveman Ninj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treet Fighter (Japan, pneumatic button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treet Fighter (Japan) (protec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treet Fighter (Prototyp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treet Fighter (US,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treet Fighter (US set 2) (protec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treet Fighter (World, pneumatic button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treet Smart (Japan version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NK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treet Smart (US version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NK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treet Smart (US version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NK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treet Smart (World version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NK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trike Gunner S.T.G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hena / Tecmo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trikers 1945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sikyo</text:p>
          </table:table-cell>
          <table:table-cell office:value-type="string" calcext:value-type="string">
            <text:p>Psikyo 68EC020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trikers 1945 (Alt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sikyo</text:p>
          </table:table-cell>
          <table:table-cell office:value-type="string" calcext:value-type="string">
            <text:p>Psikyo 68EC020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trikers 1945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sikyo</text:p>
          </table:table-cell>
          <table:table-cell office:value-type="string" calcext:value-type="string">
            <text:p>Psikyo 68EC020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trikers 1945 (Japan, unprotec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sikyo</text:p>
          </table:table-cell>
          <table:table-cell office:value-type="string" calcext:value-type="string">
            <text:p>Psikyo 68EC020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trikers 1945 (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sikyo</text:p>
          </table:table-cell>
          <table:table-cell office:value-type="string" calcext:value-type="string">
            <text:p>Psikyo 68EC020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uccess Joe (World)\0</text:p>
          </table:table-cell>
          <table:table-cell office:value-type="string" calcext:value-type="string">
            <text:p>Incomplete sound</text:p>
          </table:table-cell>
          <table:table-cell office:value-type="string" calcext:value-type="string">
            <text:p>Taito Corporation / Wave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ukeban Jansi Ryuko (set 2, System 16B, FD1089B 317-502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White Board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unA Quiz 6000 Academy (940620-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unA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unset Riders (2 Players ver. AB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4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unset Riders (2 Players ver. EBC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4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unset Riders (2 Players ver. EB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4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unset Riders (2 Players ver. JB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4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unset Riders (2 Players ver. UBC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4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unset Riders (4 Players ver. AD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4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unset Riders (4 Players ver. EA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4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unset Riders (4 Players ver. EAC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4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unset Riders (4 Players ver. JAC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4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unset Riders (4 Players ver. JA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4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unset Riders (4 Players ver. UA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4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unset Riders (4 Players ver. UAC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4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unset Riders (4 Players ver. UD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4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unset Riders (bootleg 4 Players ver. AD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4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uper Bar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omat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uper Bishi Bashi Championship (ver JAA, 2 Players)\0</text:p>
          </table:table-cell>
          <table:table-cell office:value-type="string" calcext:value-type="string">
            <text:p>Imperfect gfx (bad priorities)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uper Bishi Bashi Championship (ver KAA, 3 Players)\0</text:p>
          </table:table-cell>
          <table:table-cell office:value-type="string" calcext:value-type="string">
            <text:p>Imperfect gfx (bad priorities)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uper Bishi Bashi Championship (ver KAB, 3 Players)\0</text:p>
          </table:table-cell>
          <table:table-cell office:value-type="string" calcext:value-type="string">
            <text:p>Imperfect gfx (bad priorities)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uper Burger Time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uper Burger Time (World,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uper Burger Time (World, 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uper Chase - Criminal Termination (Japan)\0</text:p>
          </table:table-cell>
          <table:table-cell office:value-type="string" calcext:value-type="string">
            <text:p>No Sound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uper Chase - Criminal Termination (US)\0</text:p>
          </table:table-cell>
          <table:table-cell office:value-type="string" calcext:value-type="string">
            <text:p>No Sound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uper Chase - Criminal Termination (World)\0</text:p>
          </table:table-cell>
          <table:table-cell office:value-type="string" calcext:value-type="string">
            <text:p>No Sound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uper Formula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-System Co.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uper Hang-On (Hang-On conversion, 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Hang-On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uper Hang-On (Hang-On conversion, Japan, FD1094 317-0039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Hang-On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uper Hang-On (Hang-On conversion, ride-on, Japan, FD1094 317-0038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Hang-On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C</text:p>
          </table:table-cell>
          <table:table-cell office:value-type="string" calcext:value-type="string">
            <text:p>Super League (FD1094 317-0045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uperman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X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uperman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X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uperman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X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uper Model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mad / New Japan Syste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uper Spacefortress Macross / Chou-Jikuu Yousai Macross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uper Spacefortress Macross II / Chou-Jikuu Yousai Macross II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uper Spacefortress Macross II / Chou-Jikuu Yousai Macross II (GAMEST review bui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uper Space Invaders '91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uper Stingray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pha Denshi Co.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uper Trio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Gameace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uper Volley '91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ideo System Co.</text:p>
          </table:table-cell>
          <table:table-cell office:value-type="string" calcext:value-type="string">
            <text:p>V-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uper Volleyball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-System Co.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uper Volleyball (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-System Co.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uper Volleyball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-System Co. (Data East license)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uper-X (Mitchell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ooyong (Mitchell license)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uper-X (NTC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ooyong (NTC license)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WAT Police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S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yvalion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H System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Syvalion (World, prototyp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H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ail to Nose - Great Championship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-System Co.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akeda Shingen (Japan, Japanes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ang Tang (ver. 0526, 26/05/200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S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ao Taido (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ideo System Co.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ao Taido (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ideo System Co.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ask Force Harrier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UPL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ask Force Harrier (US?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UPL (American Sammy license)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atakae Genshizin Joe &amp; Mac (Japan ver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ecmo Knight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m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eenage Mutant Hero Turtles - Turtles in Time (2 Players ver. EB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3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eenage Mutant Hero Turtles - Turtles in Time (4 Players ver. EA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3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eenage Mutant Hero Turtles (UK 2 Players, version ?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963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eenage Mutant Hero Turtles (UK 2 Players, version U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963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eenage Mutant Hero Turtles (UK 4 Players, version ?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963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eenage Mutant Hero Turtles (UK 4 Players, version F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963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eenage Mutant Hero Turtles (UK 4 Players, version 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963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eenage Mutant Ninja Turtles (Asia 4 Players, version ?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963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eenage Mutant Ninja Turtles (Japan 2 Players, version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963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eenage Mutant Ninja Turtles (Japan 4 Players, version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963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eenage Mutant Ninja Turtles (Oceania 2 Players, version ?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963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eenage Mutant Ninja Turtles - Turtles in Time (2 Players ver. UD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3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eenage Mutant Ninja Turtles - Turtles in Time (4 Players ver. AD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3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eenage Mutant Ninja Turtles - Turtles in Time (4 Players ver. UA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3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eenage Mutant Ninja Turtles (US 4 Players, version H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963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eenage Mutant Ninja Turtles (US 4 Players, version J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963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eenage Mutant Ninja Turtles (US 4 Players, version R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963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eenage Mutant Ninja Turtles (World 4 Players, version X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963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eki Paki\0</text:p>
          </table:table-cell>
          <table:table-cell office:value-type="string" calcext:value-type="string">
            <text:p>No sound (sound MCU not dumped)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engai\0Sengoku Blade - sengoku ace episode II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sikyo</text:p>
          </table:table-cell>
          <table:table-cell office:value-type="string" calcext:value-type="string">
            <text:p>Psikyo 68EC020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engai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sikyo</text:p>
          </table:table-cell>
          <table:table-cell office:value-type="string" calcext:value-type="string">
            <text:p>Psikyo 68EC020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erra Cresta (YM220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ichibutsu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erra Cresta (YM3526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ichibutsu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erra Cresta (YM3526 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ichibutsu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erra Cresta (YM3526 set 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ichibutsu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erra Force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ichibutsu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erra Force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ichibutsu Japa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erra Force (Japan, bootleg set 2)\0</text:p>
          </table:table-cell>
          <table:table-cell office:value-type="string" calcext:value-type="string">
            <text:p>imperfect graphics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erra Force (Japan, bootleg with additional Z80)\0</text:p>
          </table:table-cell>
          <table:table-cell office:value-type="string" calcext:value-type="string">
            <text:p>imperfect graphics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erra Force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ichibutsu USA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etris / Bloxeed (Korean System 16 bootleg) (ISG Selection Master Type 200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SG</text:p>
          </table:table-cell>
          <table:table-cell office:value-type="string" calcext:value-type="string">
            <text:p>ISG Selection Master Type 200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etris (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C</text:p>
          </table:table-cell>
          <table:table-cell office:value-type="string" calcext:value-type="string">
            <text:p>Tetris (Japan, B-System, YM220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C</text:p>
          </table:table-cell>
          <table:table-cell office:value-type="string" calcext:value-type="string">
            <text:p>Tetris (Japan, B-System, YM2610)\0</text:p>
          </table:table-cell>
          <table:table-cell office:value-type="string" calcext:value-type="string">
            <text:p>buggy - use parent!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etris (Japan, Taito H-System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H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etris Plus 2 (Japan, V2.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 / The Tetris Company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etris Plus 2 (Japan, V2.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 / The Tetris Company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etris Plus 2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 / The Tetris Company</text:p>
          </table:table-cell>
          <table:table-cell office:value-type="string" calcext:value-type="string">
            <text:p>hardware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C</text:p>
          </table:table-cell>
          <table:table-cell office:value-type="string" calcext:value-type="string">
            <text:p>Tetris (set 1, Japan, System 16B, FD1094 317-009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etris (set 1, Japan, System 16B, FD1094 317-0091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C</text:p>
          </table:table-cell>
          <table:table-cell office:value-type="string" calcext:value-type="string">
            <text:p>Tetris (set 2, Japan, System 16B, FD1094 317-009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etris (set 2, Japan, System 16B, FD1094 317-0092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e Astyanax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e Berlin Wall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Kaneko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e Berlin Wall (bootleg ?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Kaneko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e Berlin Wall (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neko (Inter license)</text:p>
          </table:table-cell>
          <table:table-cell office:value-type="string" calcext:value-type="string">
            <text:p>Kaneko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he Cliffhanger - Edward Randy (Japan ver 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he Cliffhanger - Edward Randy (World ver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he Cliffhanger - Edward Randy (World ver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he Cliffhanger - Edward Randy (World ver 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e Combatribes (bootleg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e Combatribes (bootleg 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e Combatribes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hnos Japa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e Combatribes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hnos Japa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e Combatribes (US , older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hnos Japa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e Combatribes (US set 1?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hnos Japa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he Final Round (ver. L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870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he Final Round (ver. M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870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he Great Ragtime Show (Japan v1.3, 92.11.26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he Great Ragtime Show (Japan v1.5, 92.12.07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e Last Day (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ooyo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e Last Day (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ooyo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e Legend of Silkroad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Uni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e Legend of Silkroad (larger rom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Uni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e Lord of King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leco</text:p>
          </table:table-cell>
          <table:table-cell office:value-type="string" calcext:value-type="string">
            <text:p>Mega System 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e Ninja Kids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e Ninja Kids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e Ninja Kids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e Ninja Warriors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e Ninja Warriors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America (licensed to Romstar)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e Ninja Warriors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he Winter Bobble (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Kaneko Pandora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undercade / Twin Formation\0</text:p>
          </table:table-cell>
          <table:table-cell office:value-type="string" calcext:value-type="string">
            <text:p>No sound, imperfect inputs</text:p>
          </table:table-cell>
          <table:table-cell office:value-type="string" calcext:value-type="string">
            <text:p>Seta (Taito license)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hunder Cross II (Asi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73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hunder Cross II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73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hunder Cross II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73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under Dragon 2 (1st Oct. 199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MK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under Dragon 2 (9th Nov. 199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MK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under Dragon (4th Jun. 199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MK (Tecmo license)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under Dragon (9th Jan. 199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MK (Tecmo license)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under Dragon (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under Fox (Japan)\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under Fox (US)\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under Fox (World)\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hunder Heroes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imetec Investments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under Hoop (Ver.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Gael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hunder &amp; Lightning\0</text:p>
          </table:table-cell>
          <table:table-cell office:value-type="string" calcext:value-type="string">
            <text:p><text:s/>NULL</text:p>
          </table:table-cell>
          <table:table-cell table:number-columns-repeated="2"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hunder Zone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hunder Zone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hunder Zone (World 4 Player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hunder Zone (World, Rev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iger Road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iger Road (US bootleg,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iger Road (US bootleg, 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iger Road (US, Romstar licens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apcom (Romstar license)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ime Scanner (set 2, System 16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obikose! Jumpman\0</text:p>
          </table:table-cell>
          <table:table-cell office:value-type="string" calcext:value-type="string">
            <text:p>Coin input not working?</text:p>
          </table:table-cell>
          <table:table-cell office:value-type="string" calcext:value-type="string">
            <text:p>Namco</text:p>
          </table:table-cell>
          <table:table-cell office:value-type="string" calcext:value-type="string">
            <text:p>Cave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oki (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 (Datsu)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oki (US, prototype?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D Corporation (Fabtek license)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oki (US,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D Corporation (Fabtek license)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oki (US, 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D Corporation (Fabtek license)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oki (World,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D Corporatio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oki (World, 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D Corporatio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okusyu Butai U.A.G. (Japan)\0</text:p>
          </table:table-cell>
          <table:table-cell office:value-type="string" calcext:value-type="string">
            <text:p>No sound, imperfect inputs</text:p>
          </table:table-cell>
          <table:table-cell office:value-type="string" calcext:value-type="string">
            <text:p>Seta (Taito license)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oppy &amp; Rappy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miCom</text:p>
          </table:table-cell>
          <table:table-cell office:value-type="string" calcext:value-type="string">
            <text:p>Kaneko Pandora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op Secret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op Speed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 (Romstar license)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op Speed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ora e no Michi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oryumon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 / Westone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ouch &amp; Go (earlier revisio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Gael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ouch &amp; Go (Korea, unprotec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Gael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ouch &amp; Go (Non North Americ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Gael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ouch &amp; Go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Gael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ough Turf (set 1, US, 8751 317-0099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 / Sunsoft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ough Turf (set 2, Japan, 8751 317-0104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 / Sunsoft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oukidenshou - Angel Eyes (VER. 960427)\0</text:p>
          </table:table-cell>
          <table:table-cell office:value-type="string" calcext:value-type="string">
            <text:p>No sound</text:p>
          </table:table-cell>
          <table:table-cell office:value-type="string" calcext:value-type="string">
            <text:p>Tecm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oukidenshou - Angel Eyes (VER. 960614)\0</text:p>
          </table:table-cell>
          <table:table-cell office:value-type="string" calcext:value-type="string">
            <text:p>No sound</text:p>
          </table:table-cell>
          <table:table-cell office:value-type="string" calcext:value-type="string">
            <text:p>Tecm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rigon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939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riple Fun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rophy Hunting - Bear &amp; Moose V1.0\0</text:p>
          </table:table-cell>
          <table:table-cell office:value-type="string" calcext:value-type="string">
            <text:p>Hangs are normal, just wait it out.</text:p>
          </table:table-cell>
          <table:table-cell office:value-type="string" calcext:value-type="string">
            <text:p>Sammy USA Corporation</text:p>
          </table:table-cell>
          <table:table-cell office:value-type="string" calcext:value-type="string">
            <text:p>Newer Seta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ruxton\0Tatsujin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[Toaplan] Taito Corporation</text:p>
          </table:table-cell>
          <table:table-cell office:value-type="string" calcext:value-type="string">
            <text:p>Toaplan BCU-2 / FCU-2 based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ruxton II\0Tatsujin Oh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umble Pop (bootleg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umble Pop (bootleg 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umble Pop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umble Pop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urbo Force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ideo System Co.</text:p>
          </table:table-cell>
          <table:table-cell office:value-type="string" calcext:value-type="string">
            <text:p>Video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urkey Hunting USA V1.0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ammy USA Corporation</text:p>
          </table:table-cell>
          <table:table-cell office:value-type="string" calcext:value-type="string">
            <text:p>Newer 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win Action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fega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win Adventure (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rko Corp</text:p>
          </table:table-cell>
          <table:table-cell office:value-type="string" calcext:value-type="string">
            <text:p>Kaneko Pandora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win Adventure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rko Corp</text:p>
          </table:table-cell>
          <table:table-cell office:value-type="string" calcext:value-type="string">
            <text:p>Kaneko Pandora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winBee (ROM versio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41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win Brats (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lettronica Video-Games S.R.L.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win Brats (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lettronica Video-Games S.R.L.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win Eagle - Revenge Joe's Brother\0</text:p>
          </table:table-cell>
          <table:table-cell office:value-type="string" calcext:value-type="string">
            <text:p>Imperfect inputs, Sound issues</text:p>
          </table:table-cell>
          <table:table-cell office:value-type="string" calcext:value-type="string">
            <text:p>Seta (Taito license)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win Hawk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-X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Twin Hawk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-X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winkle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miCom</text:p>
          </table:table-cell>
          <table:table-cell office:value-type="string" calcext:value-type="string">
            <text:p>Kaneko Pandora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wo Crude (US FT revision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USA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Two Crude (US FT versio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USA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Ultra Balloon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unA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Ultraman Club - Tatakae! Ultraman Kyoudai!!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Tsuburaya Productions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Ultraman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anpresto / Bandai</text:p>
          </table:table-cell>
          <table:table-cell office:value-type="string" calcext:value-type="string">
            <text:p>GX910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Ultra Toukon Densetsu (Japan)\0</text:p>
          </table:table-cell>
          <table:table-cell office:value-type="string" calcext:value-type="string">
            <text:p>No sound</text:p>
          </table:table-cell>
          <table:table-cell office:value-type="string" calcext:value-type="string">
            <text:p>Banpresto / Tsuburaya Productions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U.N. Defense Force: Earth Joker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isco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U.N. Defense Force: Earth Joker (Japan, prototype?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isco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US AAF Mustang (25th May. 199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UPL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US AAF Mustang (25th May. 1990 / Seoul Tradin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UPL (Seoul Trading license)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US AAF Mustang (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US AAF Mustang (TAB Austria 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U.S. Classic\0</text:p>
          </table:table-cell>
          <table:table-cell office:value-type="string" calcext:value-type="string">
            <text:p>No sound, imperfect inputs</text:p>
          </table:table-cell>
          <table:table-cell table:number-columns-repeated="2"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Vandyke (bootleg with PIC16c57)\0</text:p>
          </table:table-cell>
          <table:table-cell office:value-type="string" calcext:value-type="string">
            <text:p>No sound</text:p>
          </table:table-cell>
          <table:table-cell office:value-type="string" calcext:value-type="string">
            <text:p>[UPL] (bootleg)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Vandyke (Jaleco,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UPL (Jaleco license)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Vandyke (Jaleco, Set 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UPL (Jaleco license)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Vandyke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UPL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Vapor Trail - Hyper Offence Formation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USA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Vapor Trail - Hyper Offence Formation (World revision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Vapor Trail - Hyper Offence Formation (World revision 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Varia Metal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xcellent Syste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Varia Metal (New Ways Trading Co.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xcellent System (New Ways Trading Co. license)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V-Five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GP9001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Vimana (Japan)\0</text:p>
          </table:table-cell>
          <table:table-cell office:value-type="string" calcext:value-type="string">
            <text:p>No sound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BCU-2 / FCU-2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Vimana (World, set 1)\0</text:p>
          </table:table-cell>
          <table:table-cell office:value-type="string" calcext:value-type="string">
            <text:p>No sound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BCU-2 / FCU-2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Vimana (World, set 2)\0</text:p>
          </table:table-cell>
          <table:table-cell office:value-type="string" calcext:value-type="string">
            <text:p>No sound</text:p>
          </table:table-cell>
          <table:table-cell office:value-type="string" calcext:value-type="string">
            <text:p>Toaplan (Nova Apparate GMBH &amp; Co license)</text:p>
          </table:table-cell>
          <table:table-cell office:value-type="string" calcext:value-type="string">
            <text:p>Toaplan BCU-2 / FCU-2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Vince (Redhawk 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NMK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Violence Fight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Violence Fight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Violence Fight (Wor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Violent Storm (ver AA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16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Violent Storm (ver AAC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16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Violent Storm (ver EA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16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Violent Storm (ver EAC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224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Violent Storm (ver JAC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16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Violent Storm (ver UA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16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Violent Storm (ver UAC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168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Visco Roulette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ta / Visco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Volfied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Volfied (Japan, revision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Volfied (US, revision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America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Volfied (World, revision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Vulcan Venture (New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785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Vulcan Venture (Ol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785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Vulcan Venture (Oldest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785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akakusamonogatari Mahjong Yonshimai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aboroshi Ware</text:p>
          </table:table-cell>
          <table:table-cell office:value-type="string" calcext:value-type="string">
            <text:p>Newer Seta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C</text:p>
          </table:table-cell>
          <table:table-cell office:value-type="string" calcext:value-type="string">
            <text:p>Wally wo Sagase! (rev A, Japan, FD1094 317-0197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Wally wo Sagase! (rev A, Japan, FD1094 317-0197A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C</text:p>
          </table:table-cell>
          <table:table-cell office:value-type="string" calcext:value-type="string">
            <text:p>Wally wo Sagase! (rev B, Japan, FD1094 317-0197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Wally wo Sagase! (rev B, Japan, FD1094 317-0197B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8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ar of Aero - Project MEIOU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ang Cheng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arrior Blade - Rastan Saga Episode III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 Misc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ater Balls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B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elltris - Alexey Pajitnov's (Japan, 2 player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ideo System Co.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elltris - Alexey Pajitnov's (World?, 2 player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ideo System Co.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est Story (bootleg of Blood Bros.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su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iggie Waggie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omat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ild Fang / Tecmo Knight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m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Wild West C.O.W.-Boys of Moo Mesa (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GX151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Wild West C.O.W.-Boys of Moo Mesa (ver AA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151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Wild West C.O.W.-Boys of Moo Mesa (ver EA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151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Wild West C.O.W.-Boys of Moo Mesa (ver UA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151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Wild West C.O.W.-Boys of Moo Mesa (ver UAC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151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ing Force (Japan, prototyp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lus</text:p>
          </table:table-cell>
          <table:table-cell office:value-type="string" calcext:value-type="string">
            <text:p>Kaneko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ing Shooting Championship V1.00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ammy USA Corporation</text:p>
          </table:table-cell>
          <table:table-cell office:value-type="string" calcext:value-type="string">
            <text:p>Newer 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ing Shooting Championship V1.01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ammy USA Corporation</text:p>
          </table:table-cell>
          <table:table-cell office:value-type="string" calcext:value-type="string">
            <text:p>Newer 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ing Shooting Championship V2.00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ammy USA Corporation</text:p>
          </table:table-cell>
          <table:table-cell office:value-type="string" calcext:value-type="string">
            <text:p>Newer 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it's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thena (Visco license)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Wizard Fire (Over Sea v2.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Wizard Fire (US v1.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Wolf Fang -Kuhga 2001-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DECO IC16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onder Boy III - Monster Lair (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C</text:p>
          </table:table-cell>
          <table:table-cell office:value-type="string" calcext:value-type="string">
            <text:p>Wonder Boy III - Monster Lair (set 2, Japan, System 16B, FD1094 317-0085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 / Westone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Wonder Boy III - Monster Lair (set 2, Japan, System 16B, FD1094 317-0085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 / Westone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C</text:p>
          </table:table-cell>
          <table:table-cell office:value-type="string" calcext:value-type="string">
            <text:p>Wonder Boy III - Monster Lair (set 3, World, System 16B, FD1094 317-0089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 / Westone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Wonder Boy III - Monster Lair (set 3, World, System 16B, FD1094 317-0089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 / Westone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C</text:p>
          </table:table-cell>
          <table:table-cell office:value-type="string" calcext:value-type="string">
            <text:p>Wonder Boy III - Monster Lair (set 4, Japan, System 16B, FD1094 317-0087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 / Westone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Wonder Boy III - Monster Lair (set 4, Japan, System 16B, FD1094 317-0087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 / Westone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Wonder Boy III - Monster Lair (set 6, World, System 16B, 8751 317-0098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 / Westone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onder League '96 (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miCom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onder League Star - Sok-Magicball Fighting (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iji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onder Planet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ata East Corporatio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onder Stick (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un Su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onder Stick (set 2, censor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un Sun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OW New Fantasia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ma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C</text:p>
          </table:table-cell>
          <table:table-cell office:value-type="string" calcext:value-type="string">
            <text:p>Wrestle War (set 1, Japan, FD1094 317-0090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Wrestle War (set 1, Japan, FD1094 317-0090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5" office:value-type="string" calcext:value-type="string">
            <text:p>C</text:p>
          </table:table-cell>
          <table:table-cell office:value-type="string" calcext:value-type="string">
            <text:p>Wrestle War (set 2, World, FD1094 317-0102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Wrestle War (set 2, World, FD1094 317-0102 decrypted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Wrestle War (set 3, World, 8751 317-0103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ystem 16B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WF Superstars (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WF Superstars (Europ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hnos Japa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WF Superstars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hnos Japa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WF Superstars (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hnos Japa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WF Superstars (US, newer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hnos Japa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WF WrestleFest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hnos Japa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WF WrestleFest (Kor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hnos Japan (Tecmo License)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WF WrestleFest (US bootleg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ootleg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WF WrestleFest (US set 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hnos Japan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WWF WrestleFest (US Tecmo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chnos Japan (Tecmo License)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XESS - The New Revolution (SemiCom 3-in-1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emiCom</text:p>
          </table:table-cell>
          <table:table-cell office:value-type="string" calcext:value-type="string">
            <text:p>Kaneko Pandora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Xexex (ver AA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7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Xexex (ver EA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7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Xexex (ver JA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7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X-Men (2 Players ver AA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5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X-Men (2 Players ver EA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5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X-Men (2 Players ver JA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5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X-Men (2 Players ver UA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5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X-Men (4 Players ver AD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5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X-Men (4 Players ver AE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5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X-Men (4 Players ver EB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5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X-Men (4 Players ver JBA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5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X-Men (4 Players ver UB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5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X-Men (6 Players ver EC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5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X-Men (6 Players ver UC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GX065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Xor World (prototype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Gaelco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Yes/No Sinri Tokimeki Chart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Yukiwo (World, prototype)\0</text:p>
          </table:table-cell>
          <table:table-cell office:value-type="string" calcext:value-type="string">
            <text:p>Imperfect graphics</text:p>
          </table:table-cell>
          <table:table-cell office:value-type="string" calcext:value-type="string">
            <text:p>Taito Corporation Japan</text:p>
          </table:table-cell>
          <table:table-cell office:value-type="string" calcext:value-type="string">
            <text:p>Taito B Syste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Yuuyu no Quiz de GO!GO! (Japan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aito-F2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Zero Point 2\0</text:p>
          </table:table-cell>
          <table:table-cell office:value-type="string" calcext:value-type="string">
            <text:p><text:s/>NULL</text:p>
          </table:table-cell>
          <table:table-cell table:number-columns-repeated="2" office:value-type="string" calcext:value-type="string">
            <text:p>Unico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Zero Point (Japan)\0</text:p>
          </table:table-cell>
          <table:table-cell office:value-type="string" calcext:value-type="string">
            <text:p><text:s/>NULL</text:p>
          </table:table-cell>
          <table:table-cell table:number-columns-repeated="2" office:value-type="string" calcext:value-type="string">
            <text:p>Unico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Zero Point (set 1)\0</text:p>
          </table:table-cell>
          <table:table-cell office:value-type="string" calcext:value-type="string">
            <text:p><text:s/>NULL</text:p>
          </table:table-cell>
          <table:table-cell table:number-columns-repeated="2" office:value-type="string" calcext:value-type="string">
            <text:p>Unico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Zero Point (set 2)\0</text:p>
          </table:table-cell>
          <table:table-cell office:value-type="string" calcext:value-type="string">
            <text:p><text:s/>NULL</text:p>
          </table:table-cell>
          <table:table-cell table:number-columns-repeated="2" office:value-type="string" calcext:value-type="string">
            <text:p>Unico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Zero Wing (1P set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BCU-2 / FCU-2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Zero Wing (2P set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</text:p>
          </table:table-cell>
          <table:table-cell office:value-type="string" calcext:value-type="string">
            <text:p>Toaplan BCU-2 / FCU-2 based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2" office:value-type="string" calcext:value-type="string">
            <text:p>ASM/C</text:p>
          </table:table-cell>
          <table:table-cell office:value-type="string" calcext:value-type="string">
            <text:p>Zero Wing (2P set, Williams Electronic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aplan / Williams Electronics</text:p>
          </table:table-cell>
          <table:table-cell office:value-type="string" calcext:value-type="string">
            <text:p>Toaplan BCU-2 / FCU-2 based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Zero Zone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mad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Zing Zing Zip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lumer <text:s/>Tecmo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Zip &amp; Zap\0</text:p>
          </table:table-cell>
          <table:table-cell office:value-type="string" calcext:value-type="string">
            <text:p>Imperfect GFXs, No Sound</text:p>
          </table:table-cell>
          <table:table-cell office:value-type="string" calcext:value-type="string">
            <text:p>Barko Corp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Zombie Raid (9/28/95, Japan, prototype PC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ammy Industries Co.,Ltd.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Zombie Raid (9/28/95, US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merican Sammy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Zombie Raid (9/28/95, US, prototype PCB)\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merican Sammy</text:p>
          </table:table-cell>
          <table:table-cell office:value-type="string" calcext:value-type="string">
            <text:p>Seta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m68k_list.B4:m68k_list.F1502" table:display-filter-buttons="true" table:orientation="column">
          <table:filter>
            <table:filter-and>
              <table:filter-condition table:field-number="2" table:value="Toaplan GP9001 based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/00/0000</text:date>, <text:time style:data-style-name="N2" text:time-value="15:04:56.4729405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6T16:09:05.372511374</dc:date>
    <meta:editing-duration>PT3H7M33S</meta:editing-duration>
    <meta:editing-cycles>33</meta:editing-cycles>
    <meta:generator>LibreOffice/5.2.2.2$Linux_X86_64 LibreOffice_project/20m0$Build-2</meta:generator>
    <meta:document-statistic meta:table-count="1" meta:cell-count="6629" meta:object-count="0"/>
  </office:meta>
</office:document-meta>
</file>